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2708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TableColumn2" style:family="table-column">
      <style:table-column-properties style:column-width="0.3062in"/>
    </style:style>
    <style:style style:name="TableColumn3" style:family="table-column">
      <style:table-column-properties style:column-width="0.0305in"/>
    </style:style>
    <style:style style:name="TableColumn4" style:family="table-column">
      <style:table-column-properties style:column-width="0.0145in"/>
    </style:style>
    <style:style style:name="TableColumn5" style:family="table-column">
      <style:table-column-properties style:column-width="0.4333in"/>
    </style:style>
    <style:style style:name="TableColumn6" style:family="table-column">
      <style:table-column-properties style:column-width="0.2083in"/>
    </style:style>
    <style:style style:name="TableColumn7" style:family="table-column">
      <style:table-column-properties style:column-width="0.1243in"/>
    </style:style>
    <style:style style:name="TableColumn8" style:family="table-column">
      <style:table-column-properties style:column-width="1.7305in"/>
    </style:style>
    <style:style style:name="TableColumn9" style:family="table-column">
      <style:table-column-properties style:column-width="0.0736in"/>
    </style:style>
    <style:style style:name="TableColumn10" style:family="table-column">
      <style:table-column-properties style:column-width="0.384in"/>
    </style:style>
    <style:style style:name="TableColumn11" style:family="table-column">
      <style:table-column-properties style:column-width="0.2138in"/>
    </style:style>
    <style:style style:name="TableColumn12" style:family="table-column">
      <style:table-column-properties style:column-width="0.5388in"/>
    </style:style>
    <style:style style:name="TableColumn13" style:family="table-column">
      <style:table-column-properties style:column-width="0.1187in"/>
    </style:style>
    <style:style style:name="TableColumn14" style:family="table-column">
      <style:table-column-properties style:column-width="0.3041in"/>
    </style:style>
    <style:style style:name="TableColumn15" style:family="table-column">
      <style:table-column-properties style:column-width="0.2881in"/>
    </style:style>
    <style:style style:name="TableColumn16" style:family="table-column">
      <style:table-column-properties style:column-width="0.75in"/>
    </style:style>
    <style:style style:name="TableColumn17" style:family="table-column">
      <style:table-column-properties style:column-width="0.3625in"/>
    </style:style>
    <style:style style:name="TableColumn18" style:family="table-column">
      <style:table-column-properties style:column-width="0.0541in"/>
    </style:style>
    <style:style style:name="TableColumn19" style:family="table-column">
      <style:table-column-properties style:column-width="1.2909in"/>
    </style:style>
    <style:style style:name="Table1" style:family="table" style:master-page-name="MP0">
      <style:table-properties style:width="7.227in" fo:margin-left="0in" table:align="left"/>
    </style:style>
    <style:style style:name="TableRow20" style:family="table-row">
      <style:table-row-properties style:min-row-height="0.4277in" fo:keep-together="always"/>
    </style:style>
    <style:style style:name="TableCell21" style:family="table-cell">
      <style:table-cell-properties fo:border-top="0.0312in solid #FF0000" fo:border-left="0.0312in solid #FF0000" fo:border-bottom="0.0208in solid #FF0000" fo:border-right="0.0034in solid #FF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fo:break-before="page" fo:margin-top="0.125in" fo:line-height="0.2777in"/>
      <style:text-properties style:font-name="標楷體" style:font-name-asian="標楷體" fo:color="#FF0000" fo:font-size="20pt" style:font-size-asian="20pt"/>
    </style:style>
    <style:style style:name="P23" style:parent-style-name="內文" style:family="paragraph">
      <style:paragraph-properties fo:text-align="end" fo:line-height="0.2083in"/>
      <style:text-properties style:font-name="標楷體" style:font-name-asian="標楷體" fo:color="#FF0000"/>
    </style:style>
    <style:style style:name="TableCell24" style:family="table-cell">
      <style:table-cell-properties fo:border-top="0.0312in solid #FF0000" fo:border-left="0.0034in solid #FF0000" fo:border-bottom="0.0034in solid #FF0000" fo:border-right="0.0034in solid #FF0000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fo:text-align="start" fo:line-height="0.1666in"/>
      <style:text-properties style:font-name="標楷體" style:font-name-asian="標楷體" fo:color="#FF0000" fo:font-size="10pt" style:font-size-asian="10pt" style:font-size-complex="10pt"/>
    </style:style>
    <style:style style:name="TableCell26" style:family="table-cell">
      <style:table-cell-properties fo:border-top="0.0312in solid #FF0000" fo:border-left="0.0034in solid #FF0000" fo:border-bottom="0.0034in solid #FF0000" fo:border-right="0.0312in solid #FF0000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fo:text-align="justify" fo:line-height="0.1666in"/>
      <style:text-properties style:font-name="標楷體" style:font-name-asian="標楷體" fo:color="#FF0000" fo:font-size="10pt" style:font-size-asian="10pt" style:font-size-complex="10pt"/>
    </style:style>
    <style:style style:name="TableRow28" style:family="table-row">
      <style:table-row-properties style:min-row-height="0.4277in" fo:keep-together="always"/>
    </style:style>
    <style:style style:name="P29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TableCell30" style:family="table-cell">
      <style:table-cell-properties fo:border-top="0.0034in solid #FF0000" fo:border-left="0.0034in solid #FF0000" fo:border-bottom="0.0208in solid #FF0000" fo:border-right="0.0034in solid #FF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start" fo:line-height="0.1666in"/>
      <style:text-properties style:font-name="標楷體" style:font-name-asian="標楷體" fo:color="#FF0000" fo:font-size="10pt" style:font-size-asian="10pt" style:font-size-complex="10pt"/>
    </style:style>
    <style:style style:name="TableCell32" style:family="table-cell">
      <style:table-cell-properties fo:border-top="0.0034in solid #FF0000" fo:border-left="0.0034in solid #FF0000" fo:border-bottom="0.0208in solid #FF0000" fo:border-right="0.0312in solid #FF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justify" fo:line-height="0.1666in"/>
      <style:text-properties style:font-name="標楷體" style:font-name-asian="標楷體" fo:color="#FF0000" fo:font-size="10pt" style:font-size-asian="10pt" style:font-size-complex="10pt"/>
    </style:style>
    <style:style style:name="TableRow34" style:family="table-row">
      <style:table-row-properties style:min-row-height="0.2104in" fo:keep-together="always"/>
    </style:style>
    <style:style style:name="TableCell35" style:family="table-cell">
      <style:table-cell-properties fo:border-top="0.0208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start" fo:line-height="0.1666in" fo:margin-left="0.0784in" fo:margin-right="0.0784in">
        <style:tab-stops/>
      </style:paragraph-properties>
      <style:text-properties style:font-name="標楷體" style:font-name-asian="標楷體" fo:color="#FF0000"/>
    </style:style>
    <style:style style:name="TableCell37" style:family="table-cell">
      <style:table-cell-properties fo:border-top="0.0208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justify" fo:line-height="0.1666in"/>
      <style:text-properties style:font-name="標楷體" style:font-name-asian="標楷體" fo:color="#FF0000"/>
    </style:style>
    <style:style style:name="TableCell39" style:family="table-cell">
      <style:table-cell-properties fo:border-top="0.0208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line-height="0.1666in"/>
      <style:text-properties style:font-name="標楷體" style:font-name-asian="標楷體" fo:color="#FF0000" fo:font-size="11pt" style:font-size-asian="11pt" style:font-size-complex="11pt"/>
    </style:style>
    <style:style style:name="TableCell41" style:family="table-cell">
      <style:table-cell-properties fo:border-top="0.0208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justify" fo:line-height="0.1805in"/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ableCell43" style:family="table-cell">
      <style:table-cell-properties fo:border-top="0.0208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justify" fo:line-height="0.1805in"/>
    </style:style>
    <style:style style:name="T45" style:parent-style-name="預設段落字型" style:family="text">
      <style:text-properties style:font-name="標楷體" style:font-name-asian="標楷體" fo:color="#FF0000" fo:font-size="10pt" style:font-size-asian="10pt" style:font-size-complex="10pt"/>
    </style:style>
    <style:style style:name="T46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ableRow47" style:family="table-row">
      <style:table-row-properties style:min-row-height="0.2375in" fo:keep-together="always"/>
    </style:style>
    <style:style style:name="P48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49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50" style:parent-style-name="內文" style:family="paragraph">
      <style:paragraph-properties fo:line-height="0.1666in"/>
      <style:text-properties style:font-name="標楷體" style:font-name-asian="標楷體" fo:color="#FF0000" fo:font-size="11pt" style:font-size-asian="11pt" style:font-size-complex="11pt"/>
    </style:style>
    <style:style style:name="TableCell5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justify" fo:line-height="0.3194in"/>
      <style:text-properties style:font-name="標楷體" style:font-name-asian="標楷體" fo:font-weight="bold" style:font-weight-asian="bold" fo:color="#FF0000" fo:font-size="11pt" style:font-size-asian="11pt" style:font-size-complex="11pt"/>
    </style:style>
    <style:style style:name="TableCell53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justify" fo:line-height="0.3194in"/>
      <style:text-properties style:font-name="標楷體" style:font-name-asian="標楷體" fo:color="#FF0000"/>
    </style:style>
    <style:style style:name="TableRow55" style:family="table-row">
      <style:table-row-properties style:min-row-height="0.3388in" fo:keep-together="always"/>
    </style:style>
    <style:style style:name="P56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57" style:parent-style-name="內文" style:family="paragraph">
      <style:paragraph-properties fo:text-align="start" fo:line-height="0.1666in"/>
      <style:text-properties style:font-name="標楷體" style:font-name-asian="標楷體" fo:color="#FF0000"/>
    </style:style>
    <style:style style:name="P58" style:parent-style-name="內文" style:family="paragraph">
      <style:paragraph-properties fo:line-height="0.1666in"/>
      <style:text-properties style:font-name="標楷體" style:font-name-asian="標楷體" fo:color="#FF0000" fo:font-size="11pt" style:font-size-asian="11pt" style:font-size-complex="11pt"/>
    </style:style>
    <style:style style:name="TableCell5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justify" fo:line-height="0.3194in"/>
    </style:style>
    <style:style style:name="T61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1pt"/>
    </style:style>
    <style:style style:name="T62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63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64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65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66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67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/>
    </style:style>
    <style:style style:name="TableCell68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justify" fo:line-height="0.3194in"/>
      <style:text-properties style:font-name="標楷體" style:font-name-asian="標楷體" fo:color="#FF0000"/>
    </style:style>
    <style:style style:name="TableRow70" style:family="table-row">
      <style:table-row-properties style:min-row-height="0.3388in" fo:keep-together="always"/>
    </style:style>
    <style:style style:name="P71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TableCell7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justify" fo:line-height="0.1666in"/>
      <style:text-properties style:font-name="標楷體" style:font-name-asian="標楷體" fo:color="#FF0000"/>
    </style:style>
    <style:style style:name="TableCell7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justify" fo:line-height="0.1666in"/>
      <style:text-properties style:font-name="標楷體" style:font-name-asian="標楷體" fo:color="#FF0000" fo:font-size="11pt" style:font-size-asian="11pt" style:font-size-complex="11pt"/>
    </style:style>
    <style:style style:name="TableCell76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justify" fo:line-height="0.3194in"/>
      <style:text-properties style:font-name="標楷體" style:font-name-asian="標楷體" fo:font-weight="bold" style:font-weight-asian="bold" fo:color="#FF0000" fo:font-size="11pt" style:font-size-asian="11pt" style:font-size-complex="11pt"/>
    </style:style>
    <style:style style:name="TableCell78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justify" fo:line-height="0.3194in"/>
      <style:text-properties style:font-name="標楷體" style:font-name-asian="標楷體" fo:color="#FF0000"/>
    </style:style>
    <style:style style:name="TableRow80" style:family="table-row">
      <style:table-row-properties style:min-row-height="0.3388in" fo:keep-together="always"/>
    </style:style>
    <style:style style:name="P81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82" style:parent-style-name="內文" style:family="paragraph">
      <style:paragraph-properties fo:text-align="justify" fo:line-height="0.1666in"/>
      <style:text-properties style:font-name="標楷體" style:font-name-asian="標楷體" fo:color="#FF0000"/>
    </style:style>
    <style:style style:name="P83" style:parent-style-name="內文" style:family="paragraph">
      <style:paragraph-properties fo:line-height="0.1666in"/>
      <style:text-properties style:font-name="標楷體" style:font-name-asian="標楷體" fo:color="#FF0000" fo:font-size="11pt" style:font-size-asian="11pt" style:font-size-complex="11pt"/>
    </style:style>
    <style:style style:name="TableCell8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justify" fo:line-height="0.3194in"/>
      <style:text-properties style:font-name="標楷體" style:font-name-asian="標楷體" fo:font-weight="bold" style:font-weight-asian="bold" fo:color="#FF0000" fo:font-size="11pt" style:font-size-asian="11pt" style:font-size-complex="11pt"/>
    </style:style>
    <style:style style:name="TableCell86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justify" fo:line-height="0.3194in"/>
      <style:text-properties style:font-name="標楷體" style:font-name-asian="標楷體" fo:color="#FF0000"/>
    </style:style>
    <style:style style:name="TableRow88" style:family="table-row">
      <style:table-row-properties style:min-row-height="0.3388in" fo:keep-together="always"/>
    </style:style>
    <style:style style:name="P89" style:parent-style-name="內文" style:family="paragraph">
      <style:paragraph-properties fo:line-height="0.1666in"/>
      <style:text-properties style:font-name="標楷體" style:font-name-asian="標楷體" fo:color="#FF0000" fo:font-size="11pt" style:font-size-asian="11pt" style:font-size-complex="11pt"/>
    </style:style>
    <style:style style:name="TableCell9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justify" fo:line-height="0.1666in"/>
    </style:style>
    <style:style style:name="T92" style:parent-style-name="預設段落字型" style:family="text">
      <style:text-properties style:font-name="標楷體" style:font-name-asian="標楷體" fo:color="#FF0000"/>
    </style:style>
    <style:style style:name="TableCell93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justify" fo:line-height="0.1666in"/>
      <style:text-properties style:font-name="標楷體" style:font-name-asian="標楷體" fo:color="#FF0000" fo:font-size="11pt" style:font-size-asian="11pt" style:font-size-complex="11pt"/>
    </style:style>
    <style:style style:name="TableCell9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justify" fo:line-height="0.3194in"/>
      <style:text-properties style:font-name="標楷體" style:font-name-asian="標楷體" fo:font-weight="bold" style:font-weight-asian="bold" fo:color="#FF0000" fo:font-size="11pt" style:font-size-asian="11pt" style:font-size-complex="11pt"/>
    </style:style>
    <style:style style:name="TableCell97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justify" fo:line-height="0.3194in"/>
      <style:text-properties style:font-name="標楷體" style:font-name-asian="標楷體" fo:color="#FF0000"/>
    </style:style>
    <style:style style:name="TableRow99" style:family="table-row">
      <style:table-row-properties style:min-row-height="0.6201in" fo:keep-together="always"/>
    </style:style>
    <style:style style:name="TableCell100" style:family="table-cell">
      <style:table-cell-properties fo:border-top="0.0104in solid #FF0000" fo:border-left="0.0312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justify" fo:line-height="0.1666in"/>
      <style:text-properties style:font-name="標楷體" style:font-name-asian="標楷體" fo:color="#FF0000"/>
    </style:style>
    <style:style style:name="P102" style:parent-style-name="內文" style:family="paragraph">
      <style:paragraph-properties fo:text-align="justify" fo:line-height="0.1666in"/>
      <style:text-properties style:font-name="標楷體" style:font-name-asian="標楷體" fo:color="#FF0000"/>
    </style:style>
    <style:style style:name="TableRow103" style:family="table-row">
      <style:table-row-properties style:min-row-height="0.3388in" fo:keep-together="always"/>
    </style:style>
    <style:style style:name="TableCell104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start" fo:margin-top="0.0625in" fo:line-height="0.1666in"/>
    </style:style>
    <style:style style:name="T106" style:parent-style-name="預設段落字型" style:family="text">
      <style:text-properties style:font-name="標楷體" style:font-name-asian="標楷體" fo:color="#FF0000" fo:font-size="9pt" style:font-size-asian="9pt"/>
    </style:style>
    <style:style style:name="P107" style:parent-style-name="內文" style:family="paragraph">
      <style:paragraph-properties fo:line-height="0.1388in"/>
      <style:text-properties fo:color="#FF0000" fo:font-size="8pt" style:font-size-asian="8pt"/>
    </style:style>
    <style:style style:name="T108" style:parent-style-name="預設段落字型" style:family="text">
      <style:text-properties style:font-name="標楷體" style:font-name-asian="標楷體" fo:color="#FF0000" fo:font-size="9pt" style:font-size-asian="9pt"/>
    </style:style>
    <style:style style:name="P109" style:parent-style-name="內文" style:family="paragraph">
      <style:paragraph-properties fo:text-align="start" fo:margin-top="0.0625in" fo:line-height="0.1666in"/>
      <style:text-properties style:font-name="標楷體" style:font-name-asian="標楷體" fo:color="#FF0000" fo:font-size="9pt" style:font-size-asian="9pt"/>
    </style:style>
    <style:style style:name="TableCell11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justify" fo:line-height="0.1666in"/>
    </style:style>
    <style:style style:name="T112" style:parent-style-name="預設段落字型" style:family="text">
      <style:text-properties style:font-name="標楷體" style:font-name-asian="標楷體" fo:color="#FF0000" fo:font-size="9pt" style:font-size-asian="9pt"/>
    </style:style>
    <style:style style:name="T113" style:parent-style-name="預設段落字型" style:family="text">
      <style:text-properties style:font-name="標楷體" style:font-name-asian="標楷體" fo:font-size="9pt" style:font-size-asian="9pt"/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="標楷體" style:font-name-asian="標楷體"/>
    </style:style>
    <style:style style:name="T116" style:parent-style-name="預設段落字型" style:family="text">
      <style:text-properties style:font-name="標楷體" style:font-name-asian="標楷體" fo:font-size="9pt" style:font-size-asian="9pt"/>
    </style:style>
    <style:style style:name="T117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Cell118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line-height="0.1666in"/>
    </style:style>
    <style:style style:name="T120" style:parent-style-name="預設段落字型" style:family="text">
      <style:text-properties style:font-name="標楷體" style:font-name-asian="標楷體" fo:color="#FF0000" fo:font-size="9pt" style:font-size-asian="9pt"/>
    </style:style>
    <style:style style:name="T121" style:parent-style-name="預設段落字型" style:family="text">
      <style:text-properties style:font-name="標楷體" style:font-name-asian="標楷體"/>
    </style:style>
    <style:style style:name="T122" style:parent-style-name="預設段落字型" style:family="text">
      <style:text-properties style:font-name="標楷體" style:font-name-asian="標楷體"/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Cell125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justify" fo:line-height="0.1666in"/>
    </style:style>
    <style:style style:name="T127" style:parent-style-name="預設段落字型" style:family="text">
      <style:text-properties style:font-name="標楷體" style:font-name-asian="標楷體" fo:color="#FF0000" fo:font-size="9pt" style:font-size-asian="9pt"/>
    </style:style>
    <style:style style:name="T128" style:parent-style-name="預設段落字型" style:family="text">
      <style:text-properties style:font-name="標楷體" style:font-name-asian="標楷體"/>
    </style:style>
    <style:style style:name="T129" style:parent-style-name="預設段落字型" style:family="text">
      <style:text-properties style:font-name="標楷體" style:font-name-asian="標楷體"/>
    </style:style>
    <style:style style:name="T130" style:parent-style-name="預設段落字型" style:family="text">
      <style:text-properties style:font-name="標楷體" style:font-name-asian="標楷體"/>
    </style:style>
    <style:style style:name="T131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Row132" style:family="table-row">
      <style:table-row-properties style:min-row-height="0.3388in" fo:keep-together="always"/>
    </style:style>
    <style:style style:name="P133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TableCell13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justify" fo:line-height="0.1666in"/>
    </style:style>
    <style:style style:name="T136" style:parent-style-name="預設段落字型" style:family="text">
      <style:text-properties style:font-name="標楷體" style:font-name-asian="標楷體" fo:color="#FF0000" fo:font-size="9pt" style:font-size-asian="9pt"/>
    </style:style>
    <style:style style:name="T137" style:parent-style-name="預設段落字型" style:family="text">
      <style:text-properties style:font-name="標楷體" style:font-name-asian="標楷體"/>
    </style:style>
    <style:style style:name="T138" style:parent-style-name="預設段落字型" style:family="text">
      <style:text-properties style:font-name="標楷體" style:font-name-asian="標楷體"/>
    </style:style>
    <style:style style:name="T139" style:parent-style-name="預設段落字型" style:family="text">
      <style:text-properties style:font-name="標楷體" style:font-name-asian="標楷體"/>
    </style:style>
    <style:style style:name="T140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Cell14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line-height="0.1666in"/>
    </style:style>
    <style:style style:name="T143" style:parent-style-name="預設段落字型" style:family="text">
      <style:text-properties style:font-name="標楷體" style:font-name-asian="標楷體" fo:color="#FF0000" fo:font-size="9pt" style:font-size-asian="9pt"/>
    </style:style>
    <style:style style:name="T144" style:parent-style-name="預設段落字型" style:family="text">
      <style:text-properties style:font-name="標楷體" style:font-name-asian="標楷體"/>
    </style:style>
    <style:style style:name="T145" style:parent-style-name="預設段落字型" style:family="text">
      <style:text-properties style:font-name="標楷體" style:font-name-asian="標楷體"/>
    </style:style>
    <style:style style:name="T146" style:parent-style-name="預設段落字型" style:family="text">
      <style:text-properties style:font-name="標楷體" style:font-name-asian="標楷體"/>
    </style:style>
    <style:style style:name="T147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Cell148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line-height="0.1666in"/>
    </style:style>
    <style:style style:name="T150" style:parent-style-name="預設段落字型" style:family="text">
      <style:text-properties style:font-name="標楷體" style:font-name-asian="標楷體" fo:color="#FF0000" fo:font-size="9pt" style:font-size-asian="9pt"/>
    </style:style>
    <style:style style:name="T151" style:parent-style-name="預設段落字型" style:family="text">
      <style:text-properties style:font-name="標楷體" style:font-name-asian="標楷體"/>
    </style:style>
    <style:style style:name="T152" style:parent-style-name="預設段落字型" style:family="text">
      <style:text-properties style:font-name="標楷體" style:font-name-asian="標楷體"/>
    </style:style>
    <style:style style:name="T153" style:parent-style-name="預設段落字型" style:family="text">
      <style:text-properties style:font-name="標楷體" style:font-name-asian="標楷體"/>
    </style:style>
    <style:style style:name="T154" style:parent-style-name="預設段落字型" style:family="text">
      <style:text-properties style:font-name="標楷體" style:font-name-asian="標楷體"/>
    </style:style>
    <style:style style:name="T155" style:parent-style-name="預設段落字型" style:family="text">
      <style:text-properties style:font-name="標楷體" style:font-name-asian="標楷體" fo:color="#FF0000" fo:font-size="9pt" style:font-size-asian="9pt"/>
    </style:style>
    <style:style style:name="TableRow156" style:family="table-row">
      <style:table-row-properties style:min-row-height="0.3388in" fo:keep-together="always"/>
    </style:style>
    <style:style style:name="TableCell157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start" fo:line-height="0.1666in" fo:margin-left="0.0784in" fo:margin-right="0.0784in">
        <style:tab-stops/>
      </style:paragraph-properties>
      <style:text-properties style:font-name="標楷體" style:font-name-asian="標楷體" fo:color="#FF0000" fo:font-size="9pt" style:font-size-asian="9pt"/>
    </style:style>
    <style:style style:name="TableCell15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16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justify" fo:line-height="0.1666in"/>
    </style:style>
    <style:style style:name="T163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64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65" style:parent-style-name="預設段落字型" style:family="text">
      <style:text-properties style:font-name="標楷體" style:font-name-asian="標楷體"/>
    </style:style>
    <style:style style:name="T166" style:parent-style-name="預設段落字型" style:family="text">
      <style:text-properties style:font-name="標楷體" style:font-name-asian="標楷體" fo:font-size="9pt" style:font-size-asian="9pt"/>
    </style:style>
    <style:style style:name="T167" style:parent-style-name="預設段落字型" style:family="text">
      <style:text-properties style:font-name="標楷體" style:font-name-asian="標楷體" fo:font-size="9pt" style:font-size-asian="9pt"/>
    </style:style>
    <style:style style:name="T168" style:parent-style-name="預設段落字型" style:family="text">
      <style:text-properties style:font-name="標楷體" style:font-name-asian="標楷體" fo:font-size="9pt" style:font-size-asian="9pt"/>
    </style:style>
    <style:style style:name="T169" style:parent-style-name="預設段落字型" style:family="text">
      <style:text-properties style:font-name="標楷體" style:font-name-asian="標楷體" fo:font-size="9pt" style:font-size-asian="9pt"/>
    </style:style>
    <style:style style:name="T170" style:parent-style-name="預設段落字型" style:family="text">
      <style:text-properties style:font-name="標楷體" style:font-name-asian="標楷體" fo:font-size="9pt" style:font-size-asian="9pt"/>
    </style:style>
    <style:style style:name="T171" style:parent-style-name="預設段落字型" style:family="text">
      <style:text-properties style:font-name="標楷體" style:font-name-asian="標楷體" fo:font-size="9pt" style:font-size-asian="9pt"/>
    </style:style>
    <style:style style:name="TableCell17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174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17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177" style:family="table-cell">
      <style:table-cell-properties fo:border-top="0.0104in solid #FF0000" fo:border-left="0.0104in solid #FF0000" fo:border-bottom="0.0104in solid #FF0000" fo:border-right="0.0312in solid #FF0000" fo:padding-top="0in" fo:padding-left="0.0194in" fo:padding-bottom="0in" fo:padding-right="0.0194in"/>
    </style:style>
    <style:style style:name="P178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Row179" style:family="table-row">
      <style:table-row-properties style:min-row-height="0.3388in" fo:keep-together="always"/>
    </style:style>
    <style:style style:name="P180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Cell18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183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18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justify" fo:line-height="0.1666in"/>
      <style:text-properties style:font-name="標楷體" style:font-name-asian="標楷體" fo:color="#FF0000" fo:font-size="9pt" style:font-size-asian="9pt"/>
    </style:style>
    <style:style style:name="TableCell186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188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justify" fo:line-height="0.1666in"/>
      <style:text-properties style:font-name="標楷體" style:font-name-asian="標楷體"/>
    </style:style>
    <style:style style:name="P190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Row191" style:family="table-row">
      <style:table-row-properties style:min-row-height="0.3388in" fo:keep-together="always"/>
    </style:style>
    <style:style style:name="P192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Cell193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19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justify" fo:line-height="0.1666in"/>
      <style:text-properties style:font-name="標楷體" style:font-name-asian="標楷體" fo:color="#FF0000" fo:font-size="9pt" style:font-size-asian="9pt"/>
    </style:style>
    <style:style style:name="P197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Row198" style:family="table-row">
      <style:table-row-properties style:min-row-height="0.3388in" fo:keep-together="always"/>
    </style:style>
    <style:style style:name="TableCell199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20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203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line-height="0.1666in"/>
      <style:text-properties style:font-name="標楷體" style:font-name-asian="標楷體"/>
    </style:style>
    <style:style style:name="TableRow205" style:family="table-row">
      <style:table-row-properties style:min-row-height="0.3388in" fo:keep-together="always"/>
    </style:style>
    <style:style style:name="P206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TableCell20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209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justify" fo:line-height="0.1666in"/>
      <style:text-properties style:font-name="標楷體" style:font-name-asian="標楷體"/>
    </style:style>
    <style:style style:name="TableRow211" style:family="table-row">
      <style:table-row-properties style:min-row-height="0.3388in"/>
    </style:style>
    <style:style style:name="TableCell212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213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21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216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218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line-height="0.1666in"/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標楷體" style:font-name-asian="標楷體"/>
    </style:style>
    <style:style style:name="T222" style:parent-style-name="預設段落字型" style:family="text">
      <style:text-properties style:font-name="標楷體" style:font-name-asian="標楷體"/>
    </style:style>
    <style:style style:name="TableRow223" style:family="table-row">
      <style:table-row-properties style:min-row-height="0.3388in" fo:keep-together="always"/>
    </style:style>
    <style:style style:name="TableCell224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start" fo:line-height="0.1666in" fo:margin-left="0.0784in" fo:margin-right="0.0784in">
        <style:tab-stops/>
      </style:paragraph-properties>
      <style:text-properties style:font-name="標楷體" style:font-name-asian="標楷體" fo:color="#FF0000" fo:font-size="9pt" style:font-size-asian="9pt"/>
    </style:style>
    <style:style style:name="TableCell226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28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23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232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33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235" style:family="table-row">
      <style:table-row-properties style:min-row-height="0.3388in" fo:keep-together="always"/>
    </style:style>
    <style:style style:name="P236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23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239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4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24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244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45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247" style:family="table-row">
      <style:table-row-properties style:min-row-height="0.3388in" fo:keep-together="always"/>
    </style:style>
    <style:style style:name="P248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24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5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253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255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257" style:family="table-row">
      <style:table-row-properties style:min-row-height="0.8013in" fo:keep-together="always"/>
    </style:style>
    <style:style style:name="TableCell258" style:family="table-cell">
      <style:table-cell-properties fo:border-top="0.0104in solid #FF0000" fo:border-left="0.0312in solid #FF0000" fo:border-bottom="0.0312in solid #FF0000" fo:border-right="0.0104in solid #FF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260" style:family="table-cell">
      <style:table-cell-properties fo:border-top="0.0104in solid #FF0000" fo:border-left="0.0104in solid #FF0000" fo:border-bottom="0.0312in solid #FF0000" fo:border-right="0.0312in solid #FF0000" fo:padding-top="0in" fo:padding-left="0.0194in" fo:padding-bottom="0in" fo:padding-right="0.0194in"/>
    </style:style>
    <style:style style:name="P261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262" style:parent-style-name="內文" style:family="paragraph">
      <style:paragraph-properties fo:line-height="0.1944in"/>
      <style:text-properties style:font-name="標楷體" style:font-name-asian="標楷體" fo:color="#FF0000" fo:font-size="10pt" style:font-size-asian="10pt"/>
    </style:style>
    <style:style style:name="P263" style:parent-style-name="內文" style:family="paragraph">
      <style:paragraph-properties fo:line-height="0.1944in" fo:margin-left="0.2625in" fo:text-indent="-0.2625in">
        <style:tab-stops/>
      </style:paragraph-properties>
      <style:text-properties style:font-name="標楷體" style:font-name-asian="標楷體" fo:color="#FF0000" fo:font-size="10pt" style:font-size-asian="10pt"/>
    </style:style>
    <style:style style:name="P264" style:parent-style-name="內文" style:family="paragraph">
      <style:paragraph-properties fo:line-height="0.1944in" fo:margin-left="0.2625in" fo:text-indent="-0.2625in">
        <style:tab-stops/>
      </style:paragraph-properties>
      <style:text-properties style:font-name="標楷體" style:font-name-asian="標楷體" fo:color="#FF0000" fo:font-size="10pt" style:font-size-asian="10pt"/>
    </style:style>
    <style:style style:name="P265" style:parent-style-name="本文縮排" style:family="paragraph">
      <style:text-properties style:font-name="標楷體" style:font-name-asian="標楷體" fo:color="#FF0000"/>
    </style:style>
    <style:style style:name="P266" style:parent-style-name="內文" style:family="paragraph">
      <style:paragraph-properties fo:line-height="0.1944in" fo:margin-left="0.2625in" fo:text-indent="-0.2625in">
        <style:tab-stops/>
      </style:paragraph-properties>
      <style:text-properties style:font-name="標楷體" style:font-name-asian="標楷體" fo:color="#FF0000" fo:font-size="10pt" style:font-size-asian="10pt"/>
    </style:style>
    <style:style style:name="P267" style:parent-style-name="內文" style:family="paragraph">
      <style:paragraph-properties fo:line-height="0.1944in" fo:margin-left="0.2625in" fo:text-indent="-0.2625in">
        <style:tab-stops/>
      </style:paragraph-properties>
      <style:text-properties style:font-name="標楷體" style:font-name-asian="標楷體" fo:color="#FF0000" fo:font-size="10pt" style:font-size-asian="10pt"/>
    </style:style>
    <style:style style:name="P268" style:parent-style-name="內文" style:family="paragraph">
      <style:paragraph-properties fo:line-height="0.1944in"/>
      <style:text-properties style:font-name="標楷體" style:font-name-asian="標楷體" fo:font-weight="bold" style:font-weight-asian="bold" fo:color="#FF0000" fo:font-size="10pt" style:font-size-asian="10pt"/>
    </style:style>
    <style:style style:name="TableColumn270" style:family="table-column">
      <style:table-column-properties style:column-width="7.2083in"/>
    </style:style>
    <style:style style:name="Table269" style:family="table">
      <style:table-properties style:width="7.2083in" style:rel-width="95.24%" fo:margin-left="0.218in" table:align="left"/>
    </style:style>
    <style:style style:name="TableRow271" style:family="table-row">
      <style:table-row-properties style:min-row-height="10.1743in"/>
    </style:style>
    <style:style style:name="TableCell272" style:family="table-cell">
      <style:table-cell-properties fo:border="0.0312in solid #FF0000" fo:padding-top="0in" fo:padding-left="0.0194in" fo:padding-bottom="0in" fo:padding-right="0.0194in"/>
    </style:style>
    <style:style style:name="P273" style:parent-style-name="內文" style:family="paragraph">
      <style:paragraph-properties fo:line-height="0.1944in"/>
    </style:style>
    <style:style style:name="T274" style:parent-style-name="預設段落字型" style:family="text">
      <style:text-properties style:font-name="標楷體" style:font-name-asian="標楷體" fo:color="#FF0000" fo:font-size="11pt" style:font-size-asian="11pt"/>
    </style:style>
    <style:style style:name="TableColumn276" style:family="table-column">
      <style:table-column-properties style:column-width="0.3527in"/>
    </style:style>
    <style:style style:name="TableColumn277" style:family="table-column">
      <style:table-column-properties style:column-width="0.0145in"/>
    </style:style>
    <style:style style:name="TableColumn278" style:family="table-column">
      <style:table-column-properties style:column-width="0.6729in"/>
    </style:style>
    <style:style style:name="TableColumn279" style:family="table-column">
      <style:table-column-properties style:column-width="2.2409in"/>
    </style:style>
    <style:style style:name="TableColumn280" style:family="table-column">
      <style:table-column-properties style:column-width="0.1798in"/>
    </style:style>
    <style:style style:name="TableColumn281" style:family="table-column">
      <style:table-column-properties style:column-width="0.5076in"/>
    </style:style>
    <style:style style:name="TableColumn282" style:family="table-column">
      <style:table-column-properties style:column-width="0.3638in"/>
    </style:style>
    <style:style style:name="TableColumn283" style:family="table-column">
      <style:table-column-properties style:column-width="0.3187in"/>
    </style:style>
    <style:style style:name="TableColumn284" style:family="table-column">
      <style:table-column-properties style:column-width="2.8763in"/>
    </style:style>
    <style:style style:name="Table275" style:family="table" style:master-page-name="MP1">
      <style:table-properties style:width="7.5277in" fo:margin-left="0in" table:align="left"/>
    </style:style>
    <style:style style:name="TableRow285" style:family="table-row">
      <style:table-row-properties style:min-row-height="0.7972in" fo:keep-together="always"/>
    </style:style>
    <style:style style:name="TableCell286" style:family="table-cell">
      <style:table-cell-properties fo:border-top="0.0312in solid #FF0000" fo:border-left="0.0312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break-before="page" fo:text-align="center" fo:line-height="0.3472in"/>
      <style:text-properties style:font-name="標楷體" style:font-name-asian="標楷體" fo:color="#FF0000" fo:font-size="20pt" style:font-size-asian="20pt"/>
    </style:style>
    <style:style style:name="P288" style:parent-style-name="內文" style:family="paragraph">
      <style:paragraph-properties style:line-break="normal" fo:text-align="end" fo:line-height="0.3472in" fo:text-indent="3.75in"/>
      <style:text-properties style:font-name="標楷體" style:font-name-asian="標楷體" fo:color="#FF0000"/>
    </style:style>
    <style:style style:name="TableRow289" style:family="table-row">
      <style:table-row-properties style:min-row-height="3.9076in" fo:keep-together="always"/>
    </style:style>
    <style:style style:name="TableCell290" style:family="table-cell">
      <style:table-cell-properties fo:border-top="0.0104in solid #FF0000" fo:border-left="0.0312in solid #FF0000" fo:border-bottom="0.0104in solid #FF0000" fo:border-right="0.0312in solid #FF0000" fo:padding-top="0in" fo:padding-left="0.0194in" fo:padding-bottom="0in" fo:padding-right="0.0194in"/>
    </style:style>
    <style:style style:name="P291" style:parent-style-name="本文" style:family="paragraph">
      <style:paragraph-properties style:snap-to-layout-grid="false" fo:line-height="0.3611in" fo:margin-left="3.9986in" fo:margin-right="0.0833in">
        <style:tab-stops/>
      </style:paragraph-properties>
    </style:style>
    <style:style style:name="T292" style:parent-style-name="預設段落字型" style:family="text">
      <style:text-properties fo:font-size="10pt" style:font-size-asian="10pt"/>
    </style:style>
    <style:style style:name="T293" style:parent-style-name="預設段落字型" style:family="text">
      <style:text-properties fo:font-size="18pt" style:font-size-asian="18pt" style:font-size-complex="18pt"/>
    </style:style>
    <style:style style:name="T294" style:parent-style-name="預設段落字型" style:family="text">
      <style:text-properties fo:font-size="18pt" style:font-size-asian="18pt" style:font-size-complex="18pt"/>
    </style:style>
    <style:style style:name="T295" style:parent-style-name="預設段落字型" style:family="text">
      <style:text-properties fo:font-size="18pt" style:font-size-asian="18pt" style:font-size-complex="18pt"/>
    </style:style>
    <style:style style:name="P296" style:parent-style-name="本文" style:family="paragraph">
      <style:paragraph-properties style:snap-to-layout-grid="false" fo:line-height="0.3611in" fo:margin-left="4.4152in" fo:margin-right="0.0833in" fo:text-indent="-0.4152in">
        <style:tab-stops/>
      </style:paragraph-properties>
      <style:text-properties fo:font-size="18pt" style:font-size-asian="18pt" style:font-size-complex="18pt"/>
    </style:style>
    <style:style style:name="P297" style:parent-style-name="內文" style:family="paragraph">
      <style:paragraph-properties style:snap-to-layout-grid="false" fo:text-align="justify" fo:margin-left="0.0833in" fo:margin-right="0.0833in" fo:text-indent="4.4152in">
        <style:tab-stops/>
      </style:paragraph-properties>
      <style:text-properties style:font-name="標楷體" style:font-name-asian="標楷體" fo:color="#FF0000" fo:font-size="18pt" style:font-size-asian="18pt" style:font-size-complex="18pt"/>
    </style:style>
    <style:style style:name="P298" style:parent-style-name="內文" style:family="paragraph">
      <style:paragraph-properties style:snap-to-layout-grid="false" fo:text-align="justify" fo:margin-left="0.0833in" fo:margin-right="0.0833in" fo:text-indent="4.4152in">
        <style:tab-stops/>
      </style:paragraph-properties>
      <style:text-properties style:font-name="標楷體" style:font-name-asian="標楷體" fo:color="#FF0000" fo:font-size="18pt" style:font-size-asian="18pt" style:font-size-complex="18pt"/>
    </style:style>
    <style:style style:name="P299" style:parent-style-name="內文" style:family="paragraph">
      <style:paragraph-properties style:snap-to-layout-grid="false" fo:text-align="justify" fo:margin-right="0.0833in"/>
      <style:text-properties style:font-name="標楷體" style:font-name-asian="標楷體" fo:color="#FF0000" fo:font-size="18pt" style:font-size-asian="18pt" style:font-size-complex="18pt"/>
    </style:style>
    <style:style style:name="P300" style:parent-style-name="內文" style:family="paragraph">
      <style:paragraph-properties style:snap-to-layout-grid="false" fo:text-align="justify" fo:margin-left="0.0833in" fo:margin-right="0.0833in" fo:text-indent="4.4152in">
        <style:tab-stops/>
      </style:paragraph-properties>
      <style:text-properties style:font-name="標楷體" style:font-name-asian="標楷體" fo:color="#FF0000" fo:font-size="18pt" style:font-size-asian="18pt" style:font-size-complex="18pt"/>
    </style:style>
    <style:style style:name="P301" style:parent-style-name="內文" style:family="paragraph">
      <style:paragraph-properties style:snap-to-layout-grid="false" fo:text-align="justify" fo:margin-left="0.0833in" fo:margin-right="0.0833in" fo:text-indent="4.1652in">
        <style:tab-stops/>
      </style:paragraph-properties>
    </style:style>
    <style:style style:name="T302" style:parent-style-name="預設段落字型" style:family="text">
      <style:text-properties fo:font-size="18pt" style:font-size-asian="18pt" style:font-size-complex="18pt"/>
    </style:style>
    <style:style style:name="P303" style:parent-style-name="內文" style:family="paragraph">
      <style:paragraph-properties fo:line-height="0.1388in"/>
      <style:text-properties fo:color="#FF0000" fo:font-size="8pt" style:font-size-asian="8pt"/>
    </style:style>
    <style:style style:name="T304" style:parent-style-name="預設段落字型" style:family="text">
      <style:text-properties style:font-name="標楷體" style:font-name-asian="標楷體" fo:color="#FF0000" fo:font-size="18pt" style:font-size-asian="18pt" style:font-size-complex="18pt"/>
    </style:style>
    <style:style style:name="T305" style:parent-style-name="預設段落字型" style:family="text">
      <style:text-properties style:font-name="標楷體" style:font-name-asian="標楷體" fo:color="#FF0000" fo:font-size="18pt" style:font-size-asian="18pt" style:font-size-complex="18pt"/>
    </style:style>
    <style:style style:name="P306" style:parent-style-name="內文" style:family="paragraph">
      <style:paragraph-properties style:snap-to-layout-grid="false" fo:text-align="justify" fo:margin-left="0.0833in" fo:margin-right="0.0833in" fo:text-indent="6.1833in">
        <style:tab-stops/>
      </style:paragraph-properties>
      <style:text-properties style:font-name="標楷體" style:font-name-asian="標楷體" fo:color="#FF0000" fo:font-size="14pt" style:font-size-asian="14pt"/>
    </style:style>
    <style:style style:name="P307" style:parent-style-name="內文" style:family="paragraph">
      <style:paragraph-properties style:snap-to-layout-grid="false" fo:text-align="justify" fo:margin-left="0.0833in" fo:margin-right="0.0833in" fo:text-indent="0.3333in">
        <style:tab-stops/>
      </style:paragraph-properties>
      <style:text-properties style:font-name-asian="標楷體" fo:color="#FF0000"/>
    </style:style>
    <style:style style:name="P308" style:parent-style-name="內文" style:family="paragraph">
      <style:paragraph-properties style:snap-to-layout-grid="false" fo:text-align="justify" fo:margin-left="0.0833in" fo:margin-right="0.0833in" fo:text-indent="3.5in">
        <style:tab-stops/>
      </style:paragraph-properties>
    </style:style>
    <style:style style:name="T309" style:parent-style-name="預設段落字型" style:family="text">
      <style:text-properties style:font-name-asian="標楷體" fo:color="#FF0000"/>
    </style:style>
    <style:style style:name="T310" style:parent-style-name="預設段落字型" style:family="text">
      <style:text-properties style:font-name-asian="標楷體" fo:color="#FF0000"/>
    </style:style>
    <style:style style:name="T311" style:parent-style-name="預設段落字型" style:family="text">
      <style:text-properties style:font-name-asian="標楷體" fo:color="#FF0000"/>
    </style:style>
    <style:style style:name="T312" style:parent-style-name="預設段落字型" style:family="text">
      <style:text-properties style:font-name-asian="標楷體" fo:color="#FF0000"/>
    </style:style>
    <style:style style:name="T313" style:parent-style-name="預設段落字型" style:family="text">
      <style:text-properties style:font-name-asian="標楷體" fo:color="#FF0000"/>
    </style:style>
    <style:style style:name="T314" style:parent-style-name="預設段落字型" style:family="text">
      <style:text-properties style:font-name-asian="標楷體" fo:color="#FF0000"/>
    </style:style>
    <style:style style:name="T315" style:parent-style-name="預設段落字型" style:family="text">
      <style:text-properties style:font-name-asian="標楷體" fo:color="#FF0000"/>
    </style:style>
    <style:style style:name="T316" style:parent-style-name="預設段落字型" style:family="text">
      <style:text-properties style:font-name-asian="標楷體" fo:color="#FF0000"/>
    </style:style>
    <style:style style:name="TableRow317" style:family="table-row">
      <style:table-row-properties style:min-row-height="0.3159in" fo:keep-together="always"/>
    </style:style>
    <style:style style:name="TableCell318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start" fo:line-height="0.1666in" fo:margin-left="0.0784in" fo:margin-right="0.0784in">
        <style:tab-stops/>
      </style:paragraph-properties>
      <style:text-properties style:font-name="標楷體" style:font-name-asian="標楷體" fo:color="#FF0000" fo:font-size="9pt" style:font-size-asian="9pt"/>
    </style:style>
    <style:style style:name="TableCell32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2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justify" fo:line-height="0.1666in" fo:text-indent="1.25in"/>
    </style:style>
    <style:style style:name="T324" style:parent-style-name="預設段落字型" style:family="text">
      <style:text-properties style:font-name="標楷體" style:font-name-asian="標楷體"/>
    </style:style>
    <style:style style:name="T325" style:parent-style-name="預設段落字型" style:family="text">
      <style:text-properties style:font-name="標楷體" style:font-name-asian="標楷體"/>
    </style:style>
    <style:style style:name="T326" style:parent-style-name="預設段落字型" style:family="text">
      <style:text-properties style:font-name="標楷體" style:font-name-asian="標楷體"/>
    </style:style>
    <style:style style:name="TableCell32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329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30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line-height="0.1666in" fo:text-indent="0.6666in"/>
      <style:text-properties style:font-name="標楷體" style:font-name-asian="標楷體"/>
    </style:style>
    <style:style style:name="TableRow332" style:family="table-row">
      <style:table-row-properties style:min-row-height="0.3159in" fo:keep-together="always"/>
    </style:style>
    <style:style style:name="P333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Cell334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336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3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justify" fo:line-height="0.1666in"/>
      <style:text-properties style:font-name="標楷體" style:font-name-asian="標楷體" fo:color="#FF0000" fo:font-size="9pt" style:font-size-asian="9pt"/>
    </style:style>
    <style:style style:name="TableCell33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41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line-height="0.1666in"/>
      <style:text-properties style:font-name="標楷體" style:font-name-asian="標楷體"/>
    </style:style>
    <style:style style:name="TableRow343" style:family="table-row">
      <style:table-row-properties style:min-row-height="0.3159in" fo:keep-together="always"/>
    </style:style>
    <style:style style:name="P344" style:parent-style-name="內文" style:family="paragraph">
      <style:paragraph-properties fo:line-height="0.1666in"/>
      <style:text-properties style:font-name="標楷體" style:font-name-asian="標楷體" fo:color="#FF0000" fo:font-size="8pt" style:font-size-asian="8pt"/>
    </style:style>
    <style:style style:name="TableCell34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47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justify" fo:line-height="0.1666in"/>
      <style:text-properties style:font-name="標楷體" style:font-name-asian="標楷體" fo:color="#FF0000" fo:font-size="9pt" style:font-size-asian="9pt"/>
    </style:style>
    <style:style style:name="TableRow349" style:family="table-row">
      <style:table-row-properties style:min-row-height="0.3159in" fo:keep-together="always"/>
    </style:style>
    <style:style style:name="TableCell350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35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354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line-height="0.1666in"/>
    </style:style>
    <style:style style:name="T356" style:parent-style-name="預設段落字型" style:family="text">
      <style:text-properties style:font-name="標楷體" style:font-name-asian="標楷體"/>
    </style:style>
    <style:style style:name="T357" style:parent-style-name="預設段落字型" style:family="text">
      <style:text-properties style:font-name="標楷體" style:font-name-asian="標楷體"/>
    </style:style>
    <style:style style:name="T358" style:parent-style-name="預設段落字型" style:family="text">
      <style:text-properties style:font-name="標楷體" style:font-name-asian="標楷體"/>
    </style:style>
    <style:style style:name="T359" style:parent-style-name="預設段落字型" style:family="text">
      <style:text-properties style:font-name="標楷體" style:font-name-asian="標楷體"/>
    </style:style>
    <style:style style:name="T360" style:parent-style-name="預設段落字型" style:family="text">
      <style:text-properties style:font-name="標楷體" style:font-name-asian="標楷體"/>
    </style:style>
    <style:style style:name="T361" style:parent-style-name="預設段落字型" style:family="text">
      <style:text-properties style:font-name="標楷體" style:font-name-asian="標楷體"/>
    </style:style>
    <style:style style:name="T362" style:parent-style-name="預設段落字型" style:family="text">
      <style:text-properties style:font-name="標楷體" style:font-name-asian="標楷體"/>
    </style:style>
    <style:style style:name="T363" style:parent-style-name="預設段落字型" style:family="text">
      <style:text-properties style:font-name="標楷體" style:font-name-asian="標楷體"/>
    </style:style>
    <style:style style:name="T364" style:parent-style-name="預設段落字型" style:family="text">
      <style:text-properties style:font-name="標楷體" style:font-name-asian="標楷體"/>
    </style:style>
    <style:style style:name="TableRow365" style:family="table-row">
      <style:table-row-properties style:min-row-height="0.3159in" fo:keep-together="always"/>
    </style:style>
    <style:style style:name="P366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TableCell36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369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line-height="0.1666in"/>
    </style:style>
    <style:style style:name="T371" style:parent-style-name="預設段落字型" style:family="text">
      <style:text-properties style:font-name="標楷體" style:font-name-asian="標楷體"/>
    </style:style>
    <style:style style:name="T372" style:parent-style-name="預設段落字型" style:family="text">
      <style:text-properties style:font-name="標楷體" style:font-name-asian="標楷體"/>
    </style:style>
    <style:style style:name="T373" style:parent-style-name="預設段落字型" style:family="text">
      <style:text-properties style:font-name="標楷體" style:font-name-asian="標楷體"/>
    </style:style>
    <style:style style:name="T374" style:parent-style-name="預設段落字型" style:family="text">
      <style:text-properties style:font-name="標楷體" style:font-name-asian="標楷體"/>
    </style:style>
    <style:style style:name="T375" style:parent-style-name="預設段落字型" style:family="text">
      <style:text-properties style:font-name="標楷體" style:font-name-asian="標楷體"/>
    </style:style>
    <style:style style:name="T376" style:parent-style-name="預設段落字型" style:family="text">
      <style:text-properties style:font-name="標楷體" style:font-name-asian="標楷體"/>
    </style:style>
    <style:style style:name="T377" style:parent-style-name="預設段落字型" style:family="text">
      <style:text-properties style:font-name="標楷體" style:font-name-asian="標楷體"/>
    </style:style>
    <style:style style:name="T378" style:parent-style-name="預設段落字型" style:family="text">
      <style:text-properties style:font-name="標楷體" style:font-name-asian="標楷體"/>
    </style:style>
    <style:style style:name="T379" style:parent-style-name="預設段落字型" style:family="text">
      <style:text-properties style:font-name="標楷體" style:font-name-asian="標楷體"/>
    </style:style>
    <style:style style:name="TableRow380" style:family="table-row">
      <style:table-row-properties style:min-row-height="0.3159in"/>
    </style:style>
    <style:style style:name="TableCell381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382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383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38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387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 fo:line-height="0.1666in"/>
    </style:style>
    <style:style style:name="T389" style:parent-style-name="預設段落字型" style:family="text">
      <style:text-properties style:font-name="標楷體" style:font-name-asian="標楷體"/>
    </style:style>
    <style:style style:name="T390" style:parent-style-name="預設段落字型" style:family="text">
      <style:text-properties style:font-name="標楷體" style:font-name-asian="標楷體"/>
    </style:style>
    <style:style style:name="T391" style:parent-style-name="預設段落字型" style:family="text">
      <style:text-properties style:font-name="標楷體" style:font-name-asian="標楷體"/>
    </style:style>
    <style:style style:name="TableRow392" style:family="table-row">
      <style:table-row-properties style:min-row-height="0.3159in" fo:keep-together="always"/>
    </style:style>
    <style:style style:name="TableCell393" style:family="table-cell">
      <style:table-cell-properties fo:border-top="0.0104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start" fo:line-height="0.1666in" fo:margin-left="0.0784in" fo:margin-right="0.0784in">
        <style:tab-stops/>
      </style:paragraph-properties>
      <style:text-properties style:font-name="標楷體" style:font-name-asian="標楷體" fo:color="#FF0000" fo:font-size="9pt" style:font-size-asian="9pt"/>
    </style:style>
    <style:style style:name="TableCell395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397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start" fo:line-height="0.1666in"/>
      <style:text-properties style:font-name="標楷體" style:font-name-asian="標楷體"/>
    </style:style>
    <style:style style:name="TableCell39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401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402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404" style:family="table-row">
      <style:table-row-properties style:min-row-height="0.3159in" fo:keep-together="always"/>
    </style:style>
    <style:style style:name="P405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406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408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409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11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P413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414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416" style:family="table-row">
      <style:table-row-properties style:min-row-height="0.3159in" fo:keep-together="always"/>
    </style:style>
    <style:style style:name="P417" style:parent-style-name="內文" style:family="paragraph">
      <style:paragraph-properties fo:line-height="0.1666in"/>
      <style:text-properties style:font-name="標楷體" style:font-name-asian="標楷體" fo:color="#FF0000" fo:font-size="9pt" style:font-size-asian="9pt"/>
    </style:style>
    <style:style style:name="TableCell418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420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22" style:family="table-cell">
      <style:table-cell-properties fo:border="0.0104in solid #FF0000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start" fo:line-height="0.1666in"/>
      <style:text-properties style:font-name="標楷體" style:font-name-asian="標楷體" fo:color="#FF0000" fo:font-size="9pt" style:font-size-asian="9pt"/>
    </style:style>
    <style:style style:name="TableCell424" style:family="table-cell">
      <style:table-cell-properties fo:border-top="0.0104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426" style:family="table-row">
      <style:table-row-properties style:min-row-height="0.577in" fo:keep-together="always"/>
    </style:style>
    <style:style style:name="TableCell427" style:family="table-cell">
      <style:table-cell-properties fo:border-top="0.0104in solid #FF0000" fo:border-left="0.0312in solid #FF0000" fo:border-bottom="0.0312in solid #FF0000" fo:border-right="0.0104in solid #FF0000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429" style:family="table-cell">
      <style:table-cell-properties fo:border-top="0.0104in solid #FF0000" fo:border-left="0.0104in solid #FF0000" fo:border-bottom="0.0312in solid #FF0000" fo:border-right="0.0312in solid #FF0000" fo:padding-top="0in" fo:padding-left="0.0194in" fo:padding-bottom="0in" fo:padding-right="0.0194in"/>
    </style:style>
    <style:style style:name="P430" style:parent-style-name="內文" style:family="paragraph">
      <style:paragraph-properties fo:line-height="0.1666in"/>
      <style:text-properties style:font-name="標楷體" style:font-name-asian="標楷體" fo:color="#FF0000"/>
    </style:style>
    <style:style style:name="P431" style:parent-style-name="內文" style:family="paragraph">
      <style:paragraph-properties fo:margin-top="0.0375in" fo:margin-bottom="0.0375in" fo:line-height="0.1944in"/>
      <style:text-properties style:font-name="標楷體" style:font-name-asian="標楷體" fo:color="#FF0000" fo:font-size="10pt" style:font-size-asian="10pt"/>
    </style:style>
    <style:style style:name="TableColumn433" style:family="table-column">
      <style:table-column-properties style:column-width="0.218in"/>
    </style:style>
    <style:style style:name="TableColumn434" style:family="table-column">
      <style:table-column-properties style:column-width="1.0729in"/>
    </style:style>
    <style:style style:name="TableColumn435" style:family="table-column">
      <style:table-column-properties style:column-width="1.7805in"/>
    </style:style>
    <style:style style:name="TableColumn436" style:family="table-column">
      <style:table-column-properties style:column-width="1.6729in"/>
    </style:style>
    <style:style style:name="TableColumn437" style:family="table-column">
      <style:table-column-properties style:column-width="1.6736in"/>
    </style:style>
    <style:style style:name="TableColumn438" style:family="table-column">
      <style:table-column-properties style:column-width="0.9847in"/>
    </style:style>
    <style:style style:name="TableColumn439" style:family="table-column">
      <style:table-column-properties style:column-width="0.0979in"/>
    </style:style>
    <style:style style:name="Table432" style:family="table">
      <style:table-properties style:width="7.5006in" fo:margin-left="0in" table:align="left"/>
    </style:style>
    <style:style style:name="TableRow440" style:family="table-row">
      <style:table-row-properties style:min-row-height="0.2361in"/>
    </style:style>
    <style:style style:name="TableCell441" style:family="table-cell">
      <style:table-cell-properties fo:border-top="0.0312in solid #FF0000" fo:border-left="0.0312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443" style:family="table-cell">
      <style:table-cell-properties fo:border-top="0.0312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445" style:family="table-cell">
      <style:table-cell-properties fo:border-top="0.0312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447" style:family="table-cell">
      <style:table-cell-properties fo:border-top="0.0312in solid #FF0000" fo:border-left="0.0104in solid #FF0000" fo:border-bottom="0.0104in solid #FF0000" fo:border-right="0.0104in solid #FF0000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Cell449" style:family="table-cell">
      <style:table-cell-properties fo:border-top="0.0312in solid #FF0000" fo:border-left="0.0104in solid #FF0000" fo:border-bottom="0.0104in solid #FF0000" fo:border-right="0.0312in solid #FF0000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 fo:line-height="0.1666in"/>
      <style:text-properties style:font-name="標楷體" style:font-name-asian="標楷體" fo:color="#FF0000" fo:font-size="9pt" style:font-size-asian="9pt"/>
    </style:style>
    <style:style style:name="TableRow451" style:family="table-row">
      <style:table-row-properties style:min-row-height="0.2361in"/>
    </style:style>
    <style:style style:name="TableCell452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54" style:family="table-cell">
      <style:table-cell-properties fo:border="0.0104in solid #FF0000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56" style:family="table-cell">
      <style:table-cell-properties fo:border="0.0104in solid #FF0000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58" style:family="table-cell">
      <style:table-cell-properties fo:border="0.0104in solid #FF0000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60" style:family="table-cell">
      <style:table-cell-properties fo:border-top="0.0104in solid #FF0000" fo:border-left="0.0104in solid #FF0000" fo:border-bottom="0.0104in solid #FF0000" fo:border-right="0.0312in solid #FF0000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462" style:family="table-row">
      <style:table-row-properties style:min-row-height="0.2361in"/>
    </style:style>
    <style:style style:name="TableCell463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65" style:family="table-cell">
      <style:table-cell-properties fo:border="0.0104in solid #FF0000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67" style:family="table-cell">
      <style:table-cell-properties fo:border="0.0104in solid #FF0000" fo:padding-top="0in" fo:padding-left="0.0194in" fo:padding-bottom="0in" fo:padding-right="0.0194in"/>
    </style:style>
    <style:style style:name="P46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69" style:family="table-cell">
      <style:table-cell-properties fo:border="0.0104in solid #FF0000" fo:padding-top="0in" fo:padding-left="0.0194in" fo:padding-bottom="0in" fo:padding-right="0.0194in"/>
    </style:style>
    <style:style style:name="P470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471" style:family="table-cell">
      <style:table-cell-properties fo:border-top="0.0104in solid #FF0000" fo:border-left="0.0104in solid #FF0000" fo:border-bottom="0.0104in solid #FF0000" fo:border-right="0.0312in solid #FF0000" fo:padding-top="0in" fo:padding-left="0.0194in" fo:padding-bottom="0in" fo:padding-right="0.0194in"/>
    </style:style>
    <style:style style:name="P47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473" style:family="table-row">
      <style:table-row-properties style:min-row-height="0.2361in"/>
    </style:style>
    <style:style style:name="TableCell474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76" style:family="table-cell">
      <style:table-cell-properties fo:border="0.0104in solid #FF0000" fo:padding-top="0in" fo:padding-left="0.0194in" fo:padding-bottom="0in" fo:padding-right="0.0194in"/>
    </style:style>
    <style:style style:name="P477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78" style:family="table-cell">
      <style:table-cell-properties fo:border="0.0104in solid #FF0000" fo:padding-top="0in" fo:padding-left="0.0194in" fo:padding-bottom="0in" fo:padding-right="0.0194in"/>
    </style:style>
    <style:style style:name="P479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80" style:family="table-cell">
      <style:table-cell-properties fo:border="0.0104in solid #FF0000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82" style:family="table-cell">
      <style:table-cell-properties fo:border-top="0.0104in solid #FF0000" fo:border-left="0.0104in solid #FF0000" fo:border-bottom="0.0104in solid #FF0000" fo:border-right="0.0312in solid #FF0000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Row484" style:family="table-row">
      <style:table-row-properties style:min-row-height="0.2361in"/>
    </style:style>
    <style:style style:name="TableCell485" style:family="table-cell">
      <style:table-cell-properties fo:border-top="0.0104in solid #FF0000" fo:border-left="0.0312in solid #FF0000" fo:border-bottom="0.0104in solid #FF0000" fo:border-right="0.0104in solid #FF0000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87" style:family="table-cell">
      <style:table-cell-properties fo:border="0.0104in solid #FF0000" fo:padding-top="0in" fo:padding-left="0.0194in" fo:padding-bottom="0in" fo:padding-right="0.0194in"/>
    </style:style>
    <style:style style:name="P488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89" style:family="table-cell">
      <style:table-cell-properties fo:border="0.0104in solid #FF0000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91" style:family="table-cell">
      <style:table-cell-properties fo:border="0.0104in solid #FF0000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93" style:family="table-cell">
      <style:table-cell-properties fo:border-top="0.0104in solid #FF0000" fo:border-left="0.0104in solid #FF0000" fo:border-bottom="0.0104in solid #FF0000" fo:border-right="0.0312in solid #FF0000" fo:padding-top="0in" fo:padding-left="0.0194in" fo:padding-bottom="0in" fo:padding-right="0.0194in"/>
    </style:style>
    <style:style style:name="P494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Row495" style:family="table-row">
      <style:table-row-properties style:min-row-height="0.2361in"/>
    </style:style>
    <style:style style:name="TableCell496" style:family="table-cell">
      <style:table-cell-properties fo:border-top="0.0104in solid #FF0000" fo:border-left="0.0312in solid #FF0000" fo:border-bottom="0.0312in solid #FF0000" fo:border-right="0.0104in solid #FF0000" fo:padding-top="0in" fo:padding-left="0.0194in" fo:padding-bottom="0in" fo:padding-right="0.0194in"/>
    </style:style>
    <style:style style:name="P497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498" style:family="table-cell">
      <style:table-cell-properties fo:border-top="0.0104in solid #FF0000" fo:border-left="0.0104in solid #FF0000" fo:border-bottom="0.0312in solid #FF0000" fo:border-right="0.0104in solid #FF0000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500" style:family="table-cell">
      <style:table-cell-properties fo:border-top="0.0104in solid #FF0000" fo:border-left="0.0104in solid #FF0000" fo:border-bottom="0.0312in solid #FF0000" fo:border-right="0.0104in solid #FF0000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502" style:family="table-cell">
      <style:table-cell-properties fo:border-top="0.0104in solid #FF0000" fo:border-left="0.0104in solid #FF0000" fo:border-bottom="0.0312in solid #FF0000" fo:border-right="0.0104in solid #FF0000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Cell504" style:family="table-cell">
      <style:table-cell-properties fo:border-top="0.0104in solid #FF0000" fo:border-left="0.0104in solid #FF0000" fo:border-bottom="0.0312in solid #FF0000" fo:border-right="0.0312in solid #FF0000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666in"/>
      <style:text-properties style:font-name="標楷體" style:font-name-asian="標楷體" fo:color="#FF0000"/>
    </style:style>
    <style:style style:name="TableRow506" style:family="table-row">
      <style:table-row-properties style:min-row-height="10.3159in"/>
    </style:style>
    <style:style style:name="TableCell508" style:family="table-cell">
      <style:table-cell-properties fo:border="0.0312in solid #FF0000" fo:padding-top="0in" fo:padding-left="0.0194in" fo:padding-bottom="0in" fo:padding-right="0.0194in"/>
    </style:style>
    <style:style style:name="P507" style:parent-style-name="內文" style:family="paragraph">
      <style:paragraph-properties fo:line-height="0.1944in"/>
    </style:style>
    <style:style style:name="T509" style:parent-style-name="預設段落字型" style:family="text">
      <style:text-properties style:font-name="標楷體" style:font-name-asian="標楷體" fo:color="#FF0000" fo:font-size="11pt" style:font-size-asian="11pt"/>
    </style:style>
    <style:style style:name="P510" style:parent-style-name="內文" style:family="paragraph">
      <style:paragraph-properties fo:line-height="0.1944in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" style:parent-style-name="Graphics">
      <style:graphic-properties fo:wrap-option="wrap" fo:border="0.00347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14" table:number-rows-spanned="2">
            <text:p text:style-name="P22">法<text:s/>定<text:s/>空<text:s/>地<text:s/>分<text:s/>割<text:s/>證<text:s/>明<text:s/>申<text:s/>請<text:s/>書</text:p>
            <text:p text:style-name="P23">年 <text:s text:c="3"/>月 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">
            <text:p text:style-name="P25">收文字號</text:p>
          </table:table-cell>
          <table:table-cell table:style-name="TableCell26" table:number-columns-spanned="3">
            <text:p text:style-name="P27">＊第<text:s text:c="6"/><text:s/><text:s text:c="2"/><text:s text:c="2"/><text:s/><text:s text:c="4"/>號</text:p>
          </table:table-cell>
          <table:covered-table-cell/>
          <table:covered-table-cell/>
        </table:table-row>
        <table:table-row table:style-name="TableRow28">
          <table:covered-table-cell>
            <text:p text:style-name="P2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">
            <text:p text:style-name="P31">發證字號</text:p>
          </table:table-cell>
          <table:table-cell table:style-name="TableCell32" table:number-columns-spanned="3">
            <text:p text:style-name="P33">＊第<text:s text:c="7"/><text:s text:c="3"/><text:s text:c="2"/><text:s text:c="4"/>號</text:p>
          </table:table-cell>
          <table:covered-table-cell/>
          <table:covered-table-cell/>
        </table:table-row>
        <table:table-row table:style-name="TableRow34">
          <table:table-cell table:style-name="TableCell35" table:number-rows-spanned="6">
            <text:p text:style-name="P36">審核簽章</text:p>
          </table:table-cell>
          <table:table-cell table:style-name="TableCell37" table:number-columns-spanned="5" table:number-rows-spanned="3">
            <text:p text:style-name="P38">批 <text:s/>示</text:p>
          </table:table-cell>
          <table:covered-table-cell/>
          <table:covered-table-cell/>
          <table:covered-table-cell/>
          <table:covered-table-cell/>
          <table:table-cell table:style-name="TableCell39" table:number-rows-spanned="3">
            <text:p text:style-name="P40">※</text:p>
          </table:table-cell>
          <table:table-cell table:style-name="TableCell41" table:number-columns-spanned="10">
            <text:p text:style-name="P42"><text:s text:c="7"/>審 <text:s text:c="5"/>查 <text:s text:c="4"/>項 <text:s text:c="5"/>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>
            <text:p text:style-name="P44"><text:span text:style-name="T45"><text:s text:c="2"/></text:span><text:span text:style-name="T46">審 查 結 果</text:span></text:p>
          </table:table-cell>
        </table:table-row>
        <table:table-row table:style-name="TableRow47">
          <table:covered-table-cell>
            <text:p text:style-name="P48"/>
          </table:covered-table-cell>
          <table:covered-table-cell>
            <text:p text:style-name="P49"/>
          </table:covered-table-cell>
          <table:covered-table-cell/>
          <table:covered-table-cell/>
          <table:covered-table-cell/>
          <table:covered-table-cell/>
          <table:covered-table-cell>
            <text:p text:style-name="P50"/>
          </table:covered-table-cell>
          <table:table-cell table:style-name="TableCell51" table:number-columns-spanned="10">
            <text:p text:style-name="P52">法定空地與建築物所佔地面連接寬度足夠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">
            <text:p text:style-name="P54">＊</text:p>
          </table:table-cell>
        </table:table-row>
        <table:table-row table:style-name="TableRow55">
          <table:covered-table-cell>
            <text:p text:style-name="P56"/>
          </table:covered-table-cell>
          <table:covered-table-cell>
            <text:p text:style-name="P57"/>
          </table:covered-table-cell>
          <table:covered-table-cell/>
          <table:covered-table-cell/>
          <table:covered-table-cell/>
          <table:covered-table-cell/>
          <table:covered-table-cell>
            <text:p text:style-name="P58"/>
          </table:covered-table-cell>
          <table:table-cell table:style-name="TableCell59" table:number-columns-spanned="10">
            <text:p text:style-name="P60"><text:span text:style-name="T61">建蔽率合於規定</text:span><text:span text:style-name="T62">（或</text:span><text:span text:style-name="T63"><text:s text:c="2"/></text:span><text:span text:style-name="T64">年</text:span><text:span text:style-name="T65"><text:s text:c="2"/></text:span><text:span text:style-name="T66">月 <text:s/></text:span><text:span text:style-name="T67">日前已領建照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">
            <text:p text:style-name="P69">＊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 table:number-columns-spanned="5" table:number-rows-spanned="2">
            <text:p text:style-name="P73">覆 <text:s/>核</text:p>
          </table:table-cell>
          <table:covered-table-cell/>
          <table:covered-table-cell/>
          <table:covered-table-cell/>
          <table:covered-table-cell/>
          <table:table-cell table:style-name="TableCell74" table:number-rows-spanned="2">
            <text:p text:style-name="P75">※</text:p>
          </table:table-cell>
          <table:table-cell table:style-name="TableCell76" table:number-columns-spanned="10">
            <text:p text:style-name="P77">基地均連接建築線並得以單獨申請建築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＊</text:p>
          </table:table-cell>
        </table:table-row>
        <table:table-row table:style-name="TableRow80">
          <table:covered-table-cell>
            <text:p text:style-name="P81"/>
          </table:covered-table-cell>
          <table:covered-table-cell>
            <text:p text:style-name="P82"/>
          </table:covered-table-cell>
          <table:covered-table-cell/>
          <table:covered-table-cell/>
          <table:covered-table-cell/>
          <table:covered-table-cell/>
          <table:covered-table-cell>
            <text:p text:style-name="P83"/>
          </table:covered-table-cell>
          <table:table-cell table:style-name="TableCell84" table:number-columns-spanned="10">
            <text:p text:style-name="P85">建築物均具獨立出入口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>
            <text:p text:style-name="P87">＊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 table:number-columns-spanned="5">
            <text:p text:style-name="P91"><text:span text:style-name="T92">承 辦 人</text:span></text:p>
          </table:table-cell>
          <table:covered-table-cell/>
          <table:covered-table-cell/>
          <table:covered-table-cell/>
          <table:covered-table-cell/>
          <table:table-cell table:style-name="TableCell93">
            <text:p text:style-name="P94">※</text:p>
          </table:table-cell>
          <table:table-cell table:style-name="TableCell95" table:number-columns-spanned="10">
            <text:p text:style-name="P96">畸零地已協議調整地形或合併使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>
            <text:p text:style-name="P98">＊</text:p>
          </table:table-cell>
        </table:table-row>
        <table:table-row table:style-name="TableRow99">
          <table:table-cell table:style-name="TableCell100" table:number-columns-spanned="18">
            <text:p text:style-name="P101">下列基地申請發給法定空地准予分割證明。 <text:s text:c="18"/>此致 <text:s/>經濟部水利署</text:p>
            <text:p text:style-name="P102"><text:s text:c="63"/>台北水源特定區管理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4" table:number-rows-spanned="2">
            <text:p text:style-name="P105"><text:span text:style-name="T106"><draw:frame draw:z-index="251656704" draw:id="id0" draw:style-name="a0" draw:name="Text Box 2" text:anchor-type="paragraph" svg:x="-0.37847in" svg:y="0.10833in" svg:width="0.34028in" svg:height="2.52778in" style:rel-width="scale" style:rel-height="scale"><draw:text-box><text:p text:style-name="P107">：：：：：裝：：：：訂：：：：線：：：：：</text:p></draw:text-box><svg:title/><svg:desc/></draw:frame></text:span><text:span text:style-name="T108">檢附文件</text:span></text:p>
            <text:p text:style-name="P109">及書圖</text:p>
          </table:table-cell>
          <table:covered-table-cell/>
          <table:covered-table-cell/>
          <table:covered-table-cell/>
          <table:table-cell table:style-name="TableCell110" table:number-columns-spanned="4">
            <text:p text:style-name="P111"><text:span text:style-name="T112">1.使用執照謄本 <text:s text:c="7"/></text:span><text:span text:style-name="T113"><text:s/></text:span><text:span text:style-name="T114">2</text:span><text:span text:style-name="T115"><text:s/></text:span><text:span text:style-name="T116"><text:s/></text:span><text:span text:style-name="T117"><text:s text:c="2"/>份</text:span></text:p>
          </table:table-cell>
          <table:covered-table-cell/>
          <table:covered-table-cell/>
          <table:covered-table-cell/>
          <table:table-cell table:style-name="TableCell118" table:number-columns-spanned="6">
            <text:p text:style-name="P119"><text:span text:style-name="T120">2.擬分割圖 <text:s text:c="3"/></text:span><text:span text:style-name="T121"><text:s text:c="2"/></text:span><text:span text:style-name="T122">2</text:span><text:span text:style-name="T123"><text:s text:c="2"/></text:span><text:span text:style-name="T124"><text:s text:c="6"/>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4">
            <text:p text:style-name="P126"><text:span text:style-name="T127">3.分割示意圖 <text:s text:c="5"/></text:span><text:span text:style-name="T128"><text:s/></text:span><text:span text:style-name="T129">2</text:span><text:span text:style-name="T130"><text:s text:c="2"/></text:span><text:span text:style-name="T131"><text:s text:c="6"/>份</text:span></text:p>
          </table:table-cell>
          <table:covered-table-cell/>
          <table:covered-table-cell/>
          <table:covered-table-cell/>
        </table:table-row>
        <table:table-row table:style-name="TableRow132">
          <table:covered-table-cell>
            <text:p text:style-name="P133"/>
          </table:covered-table-cell>
          <table:covered-table-cell/>
          <table:covered-table-cell/>
          <table:covered-table-cell/>
          <table:table-cell table:style-name="TableCell134" table:number-columns-spanned="4">
            <text:p text:style-name="P135"><text:span text:style-name="T136">4.成立協議證明文件 <text:s text:c="2"/></text:span><text:span text:style-name="T137"><text:s/></text:span><text:span text:style-name="T138">2<text:s/></text:span><text:span text:style-name="T139"><text:s/></text:span><text:span text:style-name="T140"><text:s text:c="3"/>份</text:span></text:p>
          </table:table-cell>
          <table:covered-table-cell/>
          <table:covered-table-cell/>
          <table:covered-table-cell/>
          <table:table-cell table:style-name="TableCell141" table:number-columns-spanned="6">
            <text:p text:style-name="P142"><text:span text:style-name="T143">5.建造執照 <text:s text:c="4"/></text:span><text:span text:style-name="T144"><text:s/></text:span><text:span text:style-name="T145">2</text:span><text:span text:style-name="T146"><text:s/></text:span><text:span text:style-name="T147"><text:s text:c="7"/>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" table:number-columns-spanned="4">
            <text:p text:style-name="P149"><text:span text:style-name="T150">6.其他 <text:s text:c="3"/></text:span><text:span text:style-name="T151"><text:s/></text:span><text:span text:style-name="T152">詳附件表</text:span><text:span text:style-name="T153"><text:s text:c="3"/></text:span><text:span text:style-name="T154"><text:s/></text:span><text:span text:style-name="T155"><text:s text:c="2"/>份</text:span></text:p>
          </table:table-cell>
          <table:covered-table-cell/>
          <table:covered-table-cell/>
          <table:covered-table-cell/>
        </table:table-row>
        <table:table-row table:style-name="TableRow156">
          <table:table-cell table:style-name="TableCell157" table:number-columns-spanned="2" table:number-rows-spanned="3">
            <text:p text:style-name="P158">申請人</text:p>
          </table:table-cell>
          <table:covered-table-cell/>
          <table:table-cell table:style-name="TableCell159" table:number-columns-spanned="3">
            <text:p text:style-name="P160">姓名</text:p>
          </table:table-cell>
          <table:covered-table-cell/>
          <table:covered-table-cell/>
          <table:table-cell table:style-name="TableCell161" table:number-columns-spanned="5">
            <text:p text:style-name="P162"><text:span text:style-name="T163"><text:s text:c="2"/></text:span><text:span text:style-name="T164"><text:s text:c="3"/></text:span><text:span text:style-name="T165"><text:s text:c="2"/></text:span><text:span text:style-name="T166"><text:s/></text:span><text:span text:style-name="T167"><text:s text:c="6"/></text:span><text:span text:style-name="T168"><text:s/></text:span><text:span text:style-name="T169">等</text:span><text:span text:style-name="T170"><text:s text:c="3"/></text:span><text:span text:style-name="T171">人（如附名冊）</text:span></text:p>
          </table:table-cell>
          <table:covered-table-cell/>
          <table:covered-table-cell/>
          <table:covered-table-cell/>
          <table:covered-table-cell/>
          <table:table-cell table:style-name="TableCell172">
            <text:p text:style-name="P173">出生</text:p>
            <text:p text:style-name="P174">年月日</text:p>
          </table:table-cell>
          <table:table-cell table:style-name="TableCell175" table:number-columns-spanned="5">
            <text:p text:style-name="P176"><text:s text:c="2"/>年 <text:s/>月<text:s/><text:s/>日生</text:p>
          </table:table-cell>
          <table:covered-table-cell/>
          <table:covered-table-cell/>
          <table:covered-table-cell/>
          <table:covered-table-cell/>
          <table:table-cell table:style-name="TableCell177" table:number-columns-spanned="2" table:number-rows-spanned="3">
            <text:p text:style-name="P178"/>
          </table:table-cell>
          <table:covered-table-cell/>
        </table:table-row>
        <table:table-row table:style-name="TableRow179">
          <table:covered-table-cell>
            <text:p text:style-name="P180"/>
          </table:covered-table-cell>
          <table:covered-table-cell/>
          <table:table-cell table:style-name="TableCell181" table:number-columns-spanned="3">
            <text:p text:style-name="P182">身分證</text:p>
            <text:p text:style-name="P183">統一編號</text:p>
          </table:table-cell>
          <table:covered-table-cell/>
          <table:covered-table-cell/>
          <table:table-cell table:style-name="TableCell184" table:number-columns-spanned="5">
            <text:p text:style-name="P185"/>
          </table:table-cell>
          <table:covered-table-cell/>
          <table:covered-table-cell/>
          <table:covered-table-cell/>
          <table:covered-table-cell/>
          <table:table-cell table:style-name="TableCell186">
            <text:p text:style-name="P187">電話</text:p>
          </table:table-cell>
          <table:table-cell table:style-name="TableCell188" table:number-columns-spanned="5">
            <text:p text:style-name="P189"/>
          </table:table-cell>
          <table:covered-table-cell/>
          <table:covered-table-cell/>
          <table:covered-table-cell/>
          <table:covered-table-cell/>
          <table:covered-table-cell>
            <text:p text:style-name="P190"/>
          </table:covered-table-cell>
          <table:covered-table-cell/>
        </table:table-row>
        <table:table-row table:style-name="TableRow191">
          <table:covered-table-cell>
            <text:p text:style-name="P192"/>
          </table:covered-table-cell>
          <table:covered-table-cell/>
          <table:table-cell table:style-name="TableCell193" table:number-columns-spanned="3">
            <text:p text:style-name="P194">住址</text:p>
          </table:table-cell>
          <table:covered-table-cell/>
          <table:covered-table-cell/>
          <table:table-cell table:style-name="TableCell195" table:number-columns-spanned="11">
            <text:p text:style-name="P1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97"/>
          </table:covered-table-cell>
          <table:covered-table-cell/>
        </table:table-row>
        <table:table-row table:style-name="TableRow198">
          <table:table-cell table:style-name="TableCell199" table:number-columns-spanned="2" table:number-rows-spanned="2">
            <text:p text:style-name="P200">建築地點</text:p>
          </table:table-cell>
          <table:covered-table-cell/>
          <table:table-cell table:style-name="TableCell201" table:number-columns-spanned="3">
            <text:p text:style-name="P202">地號</text:p>
          </table:table-cell>
          <table:covered-table-cell/>
          <table:covered-table-cell/>
          <table:table-cell table:style-name="TableCell203" table:number-columns-spanned="13">
            <text:p text:style-name="P204">新北市<text:s text:c="3"/><text:s text:c="2"/>區<text:s text:c="2"/><text:s text:c="4"/>段 <text:s text:c="5"/>小段 <text:s text:c="8"/>地號等 <text:s text:c="2"/>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covered-table-cell>
            <text:p text:style-name="P206"/>
          </table:covered-table-cell>
          <table:covered-table-cell/>
          <table:table-cell table:style-name="TableCell207" table:number-columns-spanned="3">
            <text:p text:style-name="P208">地址</text:p>
          </table:table-cell>
          <table:covered-table-cell/>
          <table:covered-table-cell/>
          <table:table-cell table:style-name="TableCell209" table:number-columns-spanned="13">
            <text:p text:style-name="P210">新北市<text:s text:c="5"/>區<text:s text:c="6"/>路<text:s text:c="4"/>巷<text:s text:c="5"/>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5">
            <text:p text:style-name="P213">使用分區或編（指）定用途</text:p>
          </table:table-cell>
          <table:covered-table-cell/>
          <table:covered-table-cell/>
          <table:covered-table-cell/>
          <table:covered-table-cell/>
          <table:table-cell table:style-name="TableCell214" table:number-columns-spanned="4">
            <text:p text:style-name="P215"/>
          </table:table-cell>
          <table:covered-table-cell/>
          <table:covered-table-cell/>
          <table:covered-table-cell/>
          <table:table-cell table:style-name="TableCell216" table:number-columns-spanned="4">
            <text:p text:style-name="P217">原使用執照字號</text:p>
          </table:table-cell>
          <table:covered-table-cell/>
          <table:covered-table-cell/>
          <table:covered-table-cell/>
          <table:table-cell table:style-name="TableCell218" table:number-columns-spanned="5">
            <text:p text:style-name="P219"><text:span text:style-name="T220">北水使字第</text:span><text:span text:style-name="T221"><text:s text:c="4"/></text:span><text:span text:style-name="T222">號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3" table:number-rows-spanned="3">
            <text:p text:style-name="P225">基地面積</text:p>
          </table:table-cell>
          <table:covered-table-cell/>
          <table:covered-table-cell/>
          <table:table-cell table:style-name="TableCell226" table:number-columns-spanned="2">
            <text:p text:style-name="P227">騎樓地</text:p>
          </table:table-cell>
          <table:covered-table-cell/>
          <table:table-cell table:style-name="TableCell228" table:number-columns-spanned="4">
            <text:p text:style-name="P229"/>
          </table:table-cell>
          <table:covered-table-cell/>
          <table:covered-table-cell/>
          <table:covered-table-cell/>
          <table:table-cell table:style-name="TableCell230" table:number-columns-spanned="3">
            <text:p text:style-name="P231">現有空地</text:p>
            <text:p text:style-name="P232">面積</text:p>
          </table:table-cell>
          <table:covered-table-cell/>
          <table:covered-table-cell/>
          <table:table-cell table:style-name="TableCell233" table:number-columns-spanned="6">
            <text:p text:style-name="P234">㎡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5">
          <table:covered-table-cell>
            <text:p text:style-name="P236"/>
          </table:covered-table-cell>
          <table:covered-table-cell/>
          <table:covered-table-cell/>
          <table:table-cell table:style-name="TableCell237" table:number-columns-spanned="2">
            <text:p text:style-name="P238">建築</text:p>
            <text:p text:style-name="P239">面積</text:p>
          </table:table-cell>
          <table:covered-table-cell/>
          <table:table-cell table:style-name="TableCell240" table:number-columns-spanned="4">
            <text:p text:style-name="P241">㎡</text:p>
          </table:table-cell>
          <table:covered-table-cell/>
          <table:covered-table-cell/>
          <table:covered-table-cell/>
          <table:table-cell table:style-name="TableCell242" table:number-columns-spanned="3">
            <text:p text:style-name="P243">法定空地</text:p>
            <text:p text:style-name="P244">面積</text:p>
          </table:table-cell>
          <table:covered-table-cell/>
          <table:covered-table-cell/>
          <table:table-cell table:style-name="TableCell245" table:number-columns-spanned="6">
            <text:p text:style-name="P246">㎡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7">
          <table:covered-table-cell>
            <text:p text:style-name="P248"/>
          </table:covered-table-cell>
          <table:covered-table-cell/>
          <table:covered-table-cell/>
          <table:table-cell table:style-name="TableCell249" table:number-columns-spanned="2">
            <text:p text:style-name="P250">合計</text:p>
          </table:table-cell>
          <table:covered-table-cell/>
          <table:table-cell table:style-name="TableCell251" table:number-columns-spanned="4">
            <text:p text:style-name="P252">㎡</text:p>
          </table:table-cell>
          <table:covered-table-cell/>
          <table:covered-table-cell/>
          <table:covered-table-cell/>
          <table:table-cell table:style-name="TableCell253" table:number-columns-spanned="3">
            <text:p text:style-name="P254">建蔽率</text:p>
          </table:table-cell>
          <table:covered-table-cell/>
          <table:covered-table-cell/>
          <table:table-cell table:style-name="TableCell255" table:number-columns-spanned="6">
            <text:p text:style-name="P256">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7">
          <table:table-cell table:style-name="TableCell258" table:number-columns-spanned="3">
            <text:p text:style-name="P259">備註事項</text:p>
          </table:table-cell>
          <table:covered-table-cell/>
          <table:covered-table-cell/>
          <table:table-cell table:style-name="TableCell260" table:number-columns-spanned="15">
            <text:p text:style-name="P2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>法定空地分割證明申請核發程序格式：</text:p>
      <text:p text:style-name="P263">一、本核發程序及格式依「建築基地法定空地分割辦法」（以下簡稱本辦法）第七條第二項訂定之。</text:p>
      <text:p text:style-name="P264">二、申請人申請法定空地分割證明應備具下列書圖文件：(一)申請書。(二)使用執照謄本或建造執照影本。(三)擬分割圖，其比例尺應與地籍圖相同。(四)壹樓平面及配置分割示意圖，應標示建築物最大投影範圍，其比例尺不得小於1／200。擬分割圖及分割示意圖均應標明分割線尺寸，及法定空地分割前後之面積。</text:p>
      <text:p text:style-name="P265">三、依本辦法第四條申請分割者，得免附分割示意圖，但超出空地為畸零地者，應檢附成立協議調整地形或合併建築使用之證明文件。</text:p>
      <text:p text:style-name="P266">四、已領有建造執照之基地申請分割者，得併同申領使用執照時為之，或於建築物主要結構體完成時，檢附竣工平面圖辦理。</text:p>
      <text:p text:style-name="P267">五、直轄市、縣（市）主管建築機關受理申請案件對於審查合於規定者，發給法定空地分割證明。</text:p>
      <text:p text:style-name="P268">（附註）1.申請人應以土地所有權人名義為之，其在二人以上時應造列名冊。2.申請書中「＊」各欄，申請人請勿填寫。3.填寫字跡應力求清晰整齊，最好打字。</text:p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soft-page-break/>
            <text:p text:style-name="P273"><text:span text:style-name="T274">擬分割圖繪製欄（比例尺應與地籍圖相同，建築物著紅色，法定空地著綠色，現有空地著草綠色，分割線應加以標示。本欄不敷使用時，應以同規格另紙繪製）</text:span></text:p>
          </table:table-cell>
        </table:table-row>
      </table:table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9">
            <text:soft-page-break/>
            <text:p text:style-name="P287">經濟部水利署台北水源特定區管理局法定空地分割證明</text:p>
            <text:p text:style-name="P288">水臺建字第<text:s/><text:s text:c="6"/><text:s text:c="6"/>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9">
          <table:table-cell table:style-name="TableCell290" table:number-columns-spanned="9">
            <text:p text:style-name="P291"><text:span text:style-name="T292"><draw:frame draw:z-index="251658752" draw:id="id1" draw:style-name="a1" draw:name="Text Box 4" text:anchor-type="paragraph" svg:x="0.17292in" svg:y="0.16181in" svg:width="3.41042in" svg:height="3.37431in" style:rel-width="scale" style:rel-height="scale"><draw:text-box><text:p text:style-name="內文"/></draw:text-box><svg:title/><svg:desc/></draw:frame></text:span><text:span text:style-name="T293">下列建築基地准予分割，其分割圖、法定空地位置及分割線、分割示意圖如附</text:span><text:span text:style-name="T294">圖</text:span><text:span text:style-name="T295">。</text:span></text:p>
            <text:p text:style-name="P296">此<text:s text:c="2"/>給<text:s/></text:p>
            <text:p text:style-name="P297"/>
            <text:p text:style-name="P298">申請人</text:p>
            <text:p text:style-name="P299"/>
            <text:p text:style-name="P300"/>
            <text:p text:style-name="P301"><text:span text:style-name="T302"><draw:frame draw:z-index="251657728" draw:id="id2" draw:style-name="a2" draw:name="Text Box 3" text:anchor-type="paragraph" svg:x="-0.47222in" svg:y="0.32153in" svg:width="0.34028in" svg:height="2.52778in" style:rel-width="scale" style:rel-height="scale"><draw:text-box><text:p text:style-name="P303">：：：：：裝：：：：訂：：：：線：：：：：</text:p></draw:text-box><svg:title/><svg:desc/></draw:frame></text:span><text:span text:style-name="T304">局長</text:span><text:span text:style-name="T305"><text:s text:c="2"/></text:span></text:p>
            <text:p text:style-name="P306"/>
            <text:p text:style-name="P307"/>
            <text:p text:style-name="P308"><text:span text:style-name="T309"><text:s/></text:span><text:span text:style-name="T310">中華民國</text:span><text:span text:style-name="T311"><text:s text:c="4"/></text:span><text:span text:style-name="T312">年</text:span><text:span text:style-name="T313"><text:s text:c="4"/></text:span><text:span text:style-name="T314">月</text:span><text:span text:style-name="T315"><text:s text:c="5"/></text:span><text:span text:style-name="T316"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 table:number-rows-spanned="3">
            <text:p text:style-name="P319">申請人</text:p>
          </table:table-cell>
          <table:table-cell table:style-name="TableCell320" table:number-columns-spanned="2">
            <text:p text:style-name="P321">姓名</text:p>
          </table:table-cell>
          <table:covered-table-cell/>
          <table:table-cell table:style-name="TableCell322">
            <text:p text:style-name="P323"><text:span text:style-name="T324">等 <text:s/></text:span><text:span text:style-name="T325"><text:s/></text:span><text:span text:style-name="T326">名</text:span></text:p>
          </table:table-cell>
          <table:table-cell table:style-name="TableCell327" table:number-columns-spanned="2">
            <text:p text:style-name="P328">出生</text:p>
            <text:p text:style-name="P329">年月日</text:p>
          </table:table-cell>
          <table:covered-table-cell/>
          <table:table-cell table:style-name="TableCell330" table:number-columns-spanned="3">
            <text:p text:style-name="P331">年<text:s text:c="3"/>月<text:s text:c="3"/>日生</text:p>
          </table:table-cell>
          <table:covered-table-cell/>
          <table:covered-table-cell/>
        </table:table-row>
        <table:table-row table:style-name="TableRow332">
          <table:covered-table-cell>
            <text:p text:style-name="P333"/>
          </table:covered-table-cell>
          <table:table-cell table:style-name="TableCell334" table:number-columns-spanned="2">
            <text:p text:style-name="P335">身分證</text:p>
            <text:p text:style-name="P336">統一編號</text:p>
          </table:table-cell>
          <table:covered-table-cell/>
          <table:table-cell table:style-name="TableCell337">
            <text:p text:style-name="P338"/>
          </table:table-cell>
          <table:table-cell table:style-name="TableCell339" table:number-columns-spanned="2">
            <text:p text:style-name="P340">電話</text:p>
          </table:table-cell>
          <table:covered-table-cell/>
          <table:table-cell table:style-name="TableCell341" table:number-columns-spanned="3">
            <text:p text:style-name="P342"/>
          </table:table-cell>
          <table:covered-table-cell/>
          <table:covered-table-cell/>
        </table:table-row>
        <table:table-row table:style-name="TableRow343">
          <table:covered-table-cell>
            <text:p text:style-name="P344"/>
          </table:covered-table-cell>
          <table:table-cell table:style-name="TableCell345" table:number-columns-spanned="2">
            <text:p text:style-name="P346">住址</text:p>
          </table:table-cell>
          <table:covered-table-cell/>
          <table:table-cell table:style-name="TableCell347" table:number-columns-spanned="6">
            <text:p text:style-name="P3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9">
          <table:table-cell table:style-name="TableCell350" table:number-rows-spanned="2">
            <text:p text:style-name="P351">建築地點</text:p>
          </table:table-cell>
          <table:table-cell table:style-name="TableCell352" table:number-columns-spanned="2">
            <text:p text:style-name="P353">地號</text:p>
          </table:table-cell>
          <table:covered-table-cell/>
          <table:table-cell table:style-name="TableCell354" table:number-columns-spanned="6">
            <text:p text:style-name="P355"><text:span text:style-name="T356">新北市</text:span><text:span text:style-name="T357"><text:s text:c="4"/></text:span><text:span text:style-name="T358"><text:s/>區 <text:s/></text:span><text:span text:style-name="T359"><text:s text:c="5"/></text:span><text:span text:style-name="T360">段 <text:s text:c="4"/></text:span><text:span text:style-name="T361"><text:s/></text:span><text:span text:style-name="T362"><text:s/>小段 <text:s text:c="8"/>地號等<text:s/></text:span><text:span text:style-name="T363"><text:s text:c="2"/></text:span><text:span text:style-name="T364"><text:s text:c="2"/>筆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5">
          <table:covered-table-cell>
            <text:p text:style-name="P366"/>
          </table:covered-table-cell>
          <table:table-cell table:style-name="TableCell367" table:number-columns-spanned="2">
            <text:p text:style-name="P368">地址</text:p>
          </table:table-cell>
          <table:covered-table-cell/>
          <table:table-cell table:style-name="TableCell369" table:number-columns-spanned="6">
            <text:p text:style-name="P370"><text:span text:style-name="T371">新北市</text:span><text:span text:style-name="T372"><text:s text:c="5"/></text:span><text:span text:style-name="T373">區</text:span><text:span text:style-name="T374"><text:s text:c="7"/></text:span><text:span text:style-name="T375">路</text:span><text:span text:style-name="T376"><text:s text:c="4"/></text:span><text:span text:style-name="T377">巷</text:span><text:span text:style-name="T378"><text:s text:c="5"/></text:span><text:span text:style-name="T379">號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0">
          <table:table-cell table:style-name="TableCell381" table:number-columns-spanned="3">
            <text:p text:style-name="P382">使用分區或編（指）定用途</text:p>
          </table:table-cell>
          <table:covered-table-cell/>
          <table:covered-table-cell/>
          <table:table-cell table:style-name="TableCell383" table:number-columns-spanned="2">
            <text:p text:style-name="P384">區</text:p>
          </table:table-cell>
          <table:covered-table-cell/>
          <table:table-cell table:style-name="TableCell385" table:number-columns-spanned="3">
            <text:p text:style-name="P386">原使用執照字號</text:p>
          </table:table-cell>
          <table:covered-table-cell/>
          <table:covered-table-cell/>
          <table:table-cell table:style-name="TableCell387">
            <text:p text:style-name="P388"><text:span text:style-name="T389">北水使字第</text:span><text:span text:style-name="T390"><text:s text:c="4"/></text:span><text:span text:style-name="T391">號</text:span></text:p>
          </table:table-cell>
        </table:table-row>
        <table:table-row table:style-name="TableRow392">
          <table:table-cell table:style-name="TableCell393" table:number-columns-spanned="2" table:number-rows-spanned="3">
            <text:p text:style-name="P394">基地面積</text:p>
          </table:table-cell>
          <table:covered-table-cell/>
          <table:table-cell table:style-name="TableCell395">
            <text:p text:style-name="P396">騎樓地</text:p>
          </table:table-cell>
          <table:table-cell table:style-name="TableCell397" table:number-columns-spanned="2">
            <text:p text:style-name="P398"/>
          </table:table-cell>
          <table:covered-table-cell/>
          <table:table-cell table:style-name="TableCell399" table:number-columns-spanned="2">
            <text:p text:style-name="P400">現有空地</text:p>
            <text:p text:style-name="P401">面積</text:p>
          </table:table-cell>
          <table:covered-table-cell/>
          <table:table-cell table:style-name="TableCell402" table:number-columns-spanned="2">
            <text:p text:style-name="P403">㎡</text:p>
          </table:table-cell>
          <table:covered-table-cell/>
        </table:table-row>
        <table:table-row table:style-name="TableRow404">
          <table:covered-table-cell>
            <text:p text:style-name="P405"/>
          </table:covered-table-cell>
          <table:covered-table-cell/>
          <table:table-cell table:style-name="TableCell406">
            <text:p text:style-name="P407">建築</text:p>
            <text:p text:style-name="P408">面積</text:p>
          </table:table-cell>
          <table:table-cell table:style-name="TableCell409" table:number-columns-spanned="2">
            <text:p text:style-name="P410">㎡</text:p>
          </table:table-cell>
          <table:covered-table-cell/>
          <table:table-cell table:style-name="TableCell411" table:number-columns-spanned="2">
            <text:p text:style-name="P412">法定空地</text:p>
            <text:p text:style-name="P413">面積</text:p>
          </table:table-cell>
          <table:covered-table-cell/>
          <table:table-cell table:style-name="TableCell414" table:number-columns-spanned="2">
            <text:p text:style-name="P415">㎡</text:p>
          </table:table-cell>
          <table:covered-table-cell/>
        </table:table-row>
        <table:table-row table:style-name="TableRow416">
          <table:covered-table-cell>
            <text:p text:style-name="P417"/>
          </table:covered-table-cell>
          <table:covered-table-cell/>
          <table:table-cell table:style-name="TableCell418">
            <text:p text:style-name="P419">合計</text:p>
          </table:table-cell>
          <table:table-cell table:style-name="TableCell420" table:number-columns-spanned="2">
            <text:p text:style-name="P421">㎡</text:p>
          </table:table-cell>
          <table:covered-table-cell/>
          <table:table-cell table:style-name="TableCell422" table:number-columns-spanned="2">
            <text:p text:style-name="P423">建蔽率</text:p>
          </table:table-cell>
          <table:covered-table-cell/>
          <table:table-cell table:style-name="TableCell424" table:number-columns-spanned="2">
            <text:p text:style-name="P425">%</text:p>
          </table:table-cell>
          <table:covered-table-cell/>
        </table:table-row>
        <table:table-row table:style-name="TableRow426">
          <table:table-cell table:style-name="TableCell427" table:number-columns-spanned="2">
            <text:p text:style-name="P428">備註事項</text:p>
          </table:table-cell>
          <table:covered-table-cell/>
          <table:table-cell table:style-name="TableCell429" table:number-columns-spanned="7">
            <text:p text:style-name="P4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1">建築基地分割後，各基地之資料依序填於下表。（不敷使用時於次頁繪製）</text:p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 table:number-columns-spanned="2">
            <text:p text:style-name="P442">分割後各基地編號</text:p>
          </table:table-cell>
          <table:covered-table-cell/>
          <table:table-cell table:style-name="TableCell443">
            <text:p text:style-name="P444">基地面積</text:p>
          </table:table-cell>
          <table:table-cell table:style-name="TableCell445">
            <text:p text:style-name="P446">建築面積</text:p>
          </table:table-cell>
          <table:table-cell table:style-name="TableCell447">
            <text:p text:style-name="P448">法定空地面積</text:p>
          </table:table-cell>
          <table:table-cell table:style-name="TableCell449" table:number-columns-spanned="2">
            <text:p text:style-name="P450">建蔽率</text:p>
          </table:table-cell>
          <table:covered-table-cell/>
        </table:table-row>
        <table:table-row table:style-name="TableRow451">
          <table:table-cell table:style-name="TableCell452" table:number-columns-spanned="2">
            <text:p text:style-name="P453">A</text:p>
          </table:table-cell>
          <table:covered-table-cell/>
          <table:table-cell table:style-name="TableCell454">
            <text:p text:style-name="P455">㎡</text:p>
          </table:table-cell>
          <table:table-cell table:style-name="TableCell456">
            <text:p text:style-name="P457">㎡</text:p>
          </table:table-cell>
          <table:table-cell table:style-name="TableCell458">
            <text:p text:style-name="P459">㎡</text:p>
          </table:table-cell>
          <table:table-cell table:style-name="TableCell460" table:number-columns-spanned="2">
            <text:p text:style-name="P461">%</text:p>
          </table:table-cell>
          <table:covered-table-cell/>
        </table:table-row>
        <table:table-row table:style-name="TableRow462">
          <table:table-cell table:style-name="TableCell463" table:number-columns-spanned="2">
            <text:p text:style-name="P464">B</text:p>
          </table:table-cell>
          <table:covered-table-cell/>
          <table:table-cell table:style-name="TableCell465">
            <text:p text:style-name="P466">㎡</text:p>
          </table:table-cell>
          <table:table-cell table:style-name="TableCell467">
            <text:p text:style-name="P468">未建築</text:p>
          </table:table-cell>
          <table:table-cell table:style-name="TableCell469">
            <text:p text:style-name="P470">未建築</text:p>
          </table:table-cell>
          <table:table-cell table:style-name="TableCell471" table:number-columns-spanned="2">
            <text:p text:style-name="P472">未建築</text:p>
          </table:table-cell>
          <table:covered-table-cell/>
        </table:table-row>
        <table:table-row table:style-name="TableRow473">
          <table:table-cell table:style-name="TableCell474" table:number-columns-spanned="2">
            <text:p text:style-name="P475"/>
          </table:table-cell>
          <table:covered-table-cell/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 table:number-columns-spanned="2">
            <text:p text:style-name="P483"/>
          </table:table-cell>
          <table:covered-table-cell/>
        </table:table-row>
        <table:table-row table:style-name="TableRow484">
          <table:table-cell table:style-name="TableCell485" table:number-columns-spanned="2">
            <text:p text:style-name="P486"/>
          </table:table-cell>
          <table:covered-table-cell/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</table:table-row>
        <table:table-row table:style-name="TableRow495">
          <table:table-cell table:style-name="TableCell496" table:number-columns-spanned="2">
            <text:p text:style-name="P497"/>
          </table:table-cell>
          <table:covered-table-cell/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 table:number-columns-spanned="2">
            <text:p text:style-name="P505"/>
          </table:table-cell>
          <table:covered-table-cell/>
        </table:table-row>
        <text:soft-page-break/>
        <table:table-row table:style-name="TableRow506">
          <table:table-cell>
            <text:p text:style-name="P507"/>
          </table:table-cell>
          <table:table-cell table:style-name="TableCell508" table:number-columns-spanned="5">
            <text:p text:style-name="P507"><text:span text:style-name="T509">擬分割圖繪製欄（比例尺應與地籍圖相同，建築物著紅色，法定空地著綠色，現有空地著草綠色，分割線應加以標示。本欄不敷使用時，應以同規格另紙繪製）</text:span></text:p>
          </table:table-cell>
          <table:covered-table-cell/>
          <table:covered-table-cell/>
          <table:covered-table-cell/>
          <table:covered-table-cell/>
          <table:table-cell>
            <text:p text:style-name="P507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line-height="0.1944in" fo:margin-left="0.2625in" fo:text-indent="-0.2625in">
        <style:tab-stops/>
      </style:paragraph-properties>
      <style:text-properties fo:font-size="10pt" style:font-size-asian="10pt" fo:hyphenate="false"/>
    </style:style>
    <style:style style:name="本文" style:display-name="本文" style:family="paragraph" style:parent-style-name="內文">
      <style:paragraph-properties fo:text-align="justify"/>
      <style:text-properties style:font-name="標楷體" style:font-name-asian="標楷體" fo:color="#FF0000" fo:font-size="20pt" style:font-size-asian="2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2708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16.5375in" fo:page-height="11.6944in" style:print-orientation="landscape" fo:margin-top="0.5909in" fo:margin-left="0.5909in" fo:margin-bottom="0.5909in" fo:margin-right="0.5909in" style:num-format="1" style:writing-mode="lr-tb" style:layout-grid-mode="line" style:layout-grid-lines="42">
        <style:columns fo:column-count="2" fo:column-gap="0.2951in"/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6.5375in" fo:page-height="11.6944in" style:print-orientation="landscape" fo:margin-top="0.5909in" fo:margin-left="0.5909in" fo:margin-bottom="0.5909in" fo:margin-right="0.5909in" style:num-format="1" style:writing-mode="lr-tb" style:layout-grid-mode="line" style:layout-grid-lines="42">
        <style:columns fo:column-count="2" fo:column-gap="0.2951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法定空地分割證明申請書</dc:title>
    <meta:initial-creator>user</meta:initial-creator>
    <dc:creator>林茂昌</dc:creator>
    <meta:creation-date>2018-11-14T02:15:00Z</meta:creation-date>
    <dc:date>2018-11-14T02:15:00Z</dc:date>
    <meta:print-date>2018-11-14T02:15:00Z</meta:print-date>
    <meta:template xlink:href="Normal.dotm" xlink:type="simple"/>
    <meta:editing-cycles>2</meta:editing-cycles>
    <meta:editing-duration>PT0S</meta:editing-duration>
    <meta:document-statistic meta:page-count="3" meta:paragraph-count="3" meta:word-count="279" meta:character-count="1870" meta:row-count="13" meta:non-whitespace-character-count="1594"/>
  </office:meta>
</office:document-meta>
</file>